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Helvetica Neue', Helvetica, Arial, sans-serif"/>
    <style:font-face style:name="arial" svg:font-family="arial" style:font-family-generic="swiss"/>
  </office:font-face-decls>
  <office:automatic-styles>
    <style:style style:name="Table34" style:family="table">
      <style:table-properties style:width="6.0556in" fo:margin-left="0.2764in" table:align="left"/>
    </style:style>
    <style:style style:name="Table34.A" style:family="table-column">
      <style:table-column-properties style:column-width="2.0611in"/>
    </style:style>
    <style:style style:name="Table34.B" style:family="table-column">
      <style:table-column-properties style:column-width="3.9944in"/>
    </style:style>
    <style:style style:name="Table3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5" style:family="table">
      <style:table-properties style:width="6.0556in" fo:margin-left="0.2764in" table:align="left"/>
    </style:style>
    <style:style style:name="Table35.A" style:family="table-column">
      <style:table-column-properties style:column-width="2.0611in"/>
    </style:style>
    <style:style style:name="Table35.B" style:family="table-column">
      <style:table-column-properties style:column-width="3.994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0556in" fo:margin-left="0.2764in" table:align="left"/>
    </style:style>
    <style:style style:name="Table36.A" style:family="table-column">
      <style:table-column-properties style:column-width="2.0611in"/>
    </style:style>
    <style:style style:name="Table36.B" style:family="table-column">
      <style:table-column-properties style:column-width="3.994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0556in" fo:margin-left="0.2764in" table:align="left"/>
    </style:style>
    <style:style style:name="Table37.A" style:family="table-column">
      <style:table-column-properties style:column-width="2.0611in"/>
    </style:style>
    <style:style style:name="Table37.B" style:family="table-column">
      <style:table-column-properties style:column-width="3.9944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0479in" fo:margin-left="0.284in" table:align="left"/>
    </style:style>
    <style:style style:name="Table38.A" style:family="table-column">
      <style:table-column-properties style:column-width="2.0535in"/>
    </style:style>
    <style:style style:name="Table38.B" style:family="table-column">
      <style:table-column-properties style:column-width="3.994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6.0194in" fo:margin-left="0.2917in" table:align="left"/>
    </style:style>
    <style:style style:name="Table39.A" style:family="table-column">
      <style:table-column-properties style:column-width="2.0236in"/>
    </style:style>
    <style:style style:name="Table39.B" style:family="table-column">
      <style:table-column-properties style:column-width="3.9958in"/>
    </style:style>
    <style:style style:name="Table39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9.A2" style:family="table-cell">
      <style:table-cell-properties style:vertical-align="middle" fo:padding="0.0194in" fo:border="none"/>
    </style:style>
    <style:style style:name="Table39.B2" style:family="table-cell">
      <style:table-cell-properties style:vertical-align="middle" fo:padding="0.0194in" fo:border="none"/>
    </style:style>
    <style:style style:name="Table39.A3" style:family="table-cell">
      <style:table-cell-properties style:vertical-align="middle" fo:padding="0.0194in" fo:border="none"/>
    </style:style>
    <style:style style:name="Table39.B3" style:family="table-cell">
      <style:table-cell-properties style:vertical-align="middle" fo:padding="0.0194in" fo:border="none"/>
    </style:style>
    <style:style style:name="Table39.A4" style:family="table-cell">
      <style:table-cell-properties style:vertical-align="middle" fo:padding="0.0194in" fo:border="none"/>
    </style:style>
    <style:style style:name="Table39.B4" style:family="table-cell">
      <style:table-cell-properties style:vertical-align="middle" fo:padding="0.0194in" fo:border="none"/>
    </style:style>
    <style:style style:name="Table40" style:family="table">
      <style:table-properties style:width="6.2722in" fo:margin-left="0.5889in" table:align="left"/>
    </style:style>
    <style:style style:name="Table40.A" style:family="table-column">
      <style:table-column-properties style:column-width="2.0833in"/>
    </style:style>
    <style:style style:name="Table40.B" style:family="table-column">
      <style:table-column-properties style:column-width="4.1889in"/>
    </style:style>
    <style:style style:name="Table40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0.A2" style:family="table-cell">
      <style:table-cell-properties style:vertical-align="middle" fo:padding="0.0194in" fo:border="none"/>
    </style:style>
    <style:style style:name="Table40.B2" style:family="table-cell">
      <style:table-cell-properties style:vertical-align="middle" fo:padding="0.0194in" fo:border="none"/>
    </style:style>
    <style:style style:name="Table40.A3" style:family="table-cell">
      <style:table-cell-properties style:vertical-align="middle" fo:padding="0.0194in" fo:border="none"/>
    </style:style>
    <style:style style:name="Table40.B3" style:family="table-cell">
      <style:table-cell-properties style:vertical-align="middle" fo:padding="0.0194in" fo:border="none"/>
    </style:style>
    <style:style style:name="Table40.A4" style:family="table-cell">
      <style:table-cell-properties style:vertical-align="middle" fo:padding="0.0194in" fo:border="none"/>
    </style:style>
    <style:style style:name="Table40.B4" style:family="table-cell">
      <style:table-cell-properties style:vertical-align="middle" fo:padding="0.0194in" fo:border="none"/>
    </style:style>
    <style:style style:name="Table40.A5" style:family="table-cell">
      <style:table-cell-properties style:vertical-align="middle" fo:padding="0.0194in" fo:border="none"/>
    </style:style>
    <style:style style:name="Table40.B5" style:family="table-cell">
      <style:table-cell-properties style:vertical-align="middle" fo:padding="0.0194in" fo:border="none"/>
    </style:style>
    <style:style style:name="Table41" style:family="table">
      <style:table-properties style:width="6.525in" fo:margin-left="0.5222in" table:align="left"/>
    </style:style>
    <style:style style:name="Table41.A" style:family="table-column">
      <style:table-column-properties style:column-width="2.5222in"/>
    </style:style>
    <style:style style:name="Table41.B" style:family="table-column">
      <style:table-column-properties style:column-width="4.0028in"/>
    </style:style>
    <style:style style:name="Table41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1.A2" style:family="table-cell">
      <style:table-cell-properties style:vertical-align="middle" fo:padding="0.0194in" fo:border="none"/>
    </style:style>
    <style:style style:name="Table41.B2" style:family="table-cell">
      <style:table-cell-properties style:vertical-align="middle" fo:padding="0.0194in" fo:border="none"/>
    </style:style>
    <style:style style:name="Table41.A3" style:family="table-cell">
      <style:table-cell-properties style:vertical-align="middle" fo:padding="0.0194in" fo:border="none"/>
    </style:style>
    <style:style style:name="Table41.B3" style:family="table-cell">
      <style:table-cell-properties style:vertical-align="middle" fo:padding="0.0194in" fo:border="none"/>
    </style:style>
    <style:style style:name="Table41.A4" style:family="table-cell">
      <style:table-cell-properties style:vertical-align="middle" fo:padding="0.0194in" fo:border="none"/>
    </style:style>
    <style:style style:name="Table41.B4" style:family="table-cell">
      <style:table-cell-properties style:vertical-align="middle" fo:padding="0.0194in" fo:border="none"/>
    </style:style>
    <style:style style:name="Table41.A5" style:family="table-cell">
      <style:table-cell-properties style:vertical-align="middle" fo:padding="0.0194in" fo:border="none"/>
    </style:style>
    <style:style style:name="Table41.B5" style:family="table-cell">
      <style:table-cell-properties style:vertical-align="middle" fo:padding="0.0194in" fo:border="none"/>
    </style:style>
    <style:style style:name="Table42" style:family="table">
      <style:table-properties style:width="6.3993in" table:align="left"/>
    </style:style>
    <style:style style:name="Table42.A" style:family="table-column">
      <style:table-column-properties style:column-width="1.2722in"/>
    </style:style>
    <style:style style:name="Table42.B" style:family="table-column">
      <style:table-column-properties style:column-width="5.1271in"/>
    </style:style>
    <style:style style:name="Table42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2.A2" style:family="table-cell">
      <style:table-cell-properties style:vertical-align="middle" fo:padding="0.0194in" fo:border="none"/>
    </style:style>
    <style:style style:name="Table42.B2" style:family="table-cell">
      <style:table-cell-properties style:vertical-align="middle" fo:padding="0.0194in" fo:border="none"/>
    </style:style>
    <style:style style:name="Table42.A3" style:family="table-cell">
      <style:table-cell-properties style:vertical-align="middle" fo:padding="0.0194in" fo:border="none"/>
    </style:style>
    <style:style style:name="Table42.B3" style:family="table-cell">
      <style:table-cell-properties style:vertical-align="middle" fo:padding="0.0194in" fo:border="none"/>
    </style:style>
    <style:style style:name="Table42.A4" style:family="table-cell">
      <style:table-cell-properties style:vertical-align="middle" fo:padding="0.0194in" fo:border="none"/>
    </style:style>
    <style:style style:name="Table42.B4" style:family="table-cell">
      <style:table-cell-properties style:vertical-align="middle" fo:padding="0.0194in" fo:border="none"/>
    </style:style>
    <style:style style:name="Table43" style:family="table">
      <style:table-properties style:width="6.6931in" table:align="left"/>
    </style:style>
    <style:style style:name="Table43.A" style:family="table-column">
      <style:table-column-properties style:column-width="1.4785in"/>
    </style:style>
    <style:style style:name="Table43.B" style:family="table-column">
      <style:table-column-properties style:column-width="5.2146in"/>
    </style:style>
    <style:style style:name="Table4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3.A2" style:family="table-cell">
      <style:table-cell-properties style:vertical-align="middle" fo:padding="0.0194in" fo:border="none"/>
    </style:style>
    <style:style style:name="Table43.B2" style:family="table-cell">
      <style:table-cell-properties style:vertical-align="middle" fo:padding="0.0194in" fo:border="none"/>
    </style:style>
    <style:style style:name="Table43.A3" style:family="table-cell">
      <style:table-cell-properties style:vertical-align="middle" fo:padding="0.0194in" fo:border="none"/>
    </style:style>
    <style:style style:name="Table43.B3" style:family="table-cell">
      <style:table-cell-properties style:vertical-align="middle" fo:padding="0.0194in" fo:border="none"/>
    </style:style>
    <style:style style:name="Table43.A4" style:family="table-cell">
      <style:table-cell-properties style:vertical-align="middle" fo:padding="0.0194in" fo:border="none"/>
    </style:style>
    <style:style style:name="Table43.B4" style:family="table-cell">
      <style:table-cell-properties style:vertical-align="middle" fo:padding="0.0194in" fo:border="none"/>
    </style:style>
    <style:style style:name="Table43.A5" style:family="table-cell">
      <style:table-cell-properties style:vertical-align="middle" fo:padding="0.0194in" fo:border="none"/>
    </style:style>
    <style:style style:name="Table43.B5" style:family="table-cell">
      <style:table-cell-properties style:vertical-align="middle" fo:padding="0.0194in" fo:border="none"/>
    </style:style>
    <style:style style:name="Table44" style:family="table">
      <style:table-properties style:width="5.3944in" table:align="left"/>
    </style:style>
    <style:style style:name="Table44.A" style:family="table-column">
      <style:table-column-properties style:column-width="2.5819in"/>
    </style:style>
    <style:style style:name="Table44.B" style:family="table-column">
      <style:table-column-properties style:column-width="2.8125in"/>
    </style:style>
    <style:style style:name="Table4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4.A2" style:family="table-cell">
      <style:table-cell-properties style:vertical-align="middle" fo:padding="0.0194in" fo:border="none"/>
    </style:style>
    <style:style style:name="Table44.B2" style:family="table-cell">
      <style:table-cell-properties style:vertical-align="middle" fo:padding="0.0194in" fo:border="none"/>
    </style:style>
    <style:style style:name="Table44.A3" style:family="table-cell">
      <style:table-cell-properties style:vertical-align="middle" fo:padding="0.0194in" fo:border="none"/>
    </style:style>
    <style:style style:name="Table44.B3" style:family="table-cell">
      <style:table-cell-properties style:vertical-align="middle" fo:padding="0.0194in" fo:border="none"/>
    </style:style>
    <style:style style:name="Table45" style:family="table">
      <style:table-properties style:width="5.7708in" fo:margin-left="0.5563in" table:align="left"/>
    </style:style>
    <style:style style:name="Table45.A" style:family="table-column">
      <style:table-column-properties style:column-width="0.8958in"/>
    </style:style>
    <style:style style:name="Table45.B" style:family="table-column">
      <style:table-column-properties style:column-width="1.5625in"/>
    </style:style>
    <style:style style:name="Table45.C" style:family="table-column">
      <style:table-column-properties style:column-width="3.3125in"/>
    </style:style>
    <style:style style:name="Table45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5.A2" style:family="table-cell">
      <style:table-cell-properties style:vertical-align="middle" fo:padding="0.0194in" fo:border="none"/>
    </style:style>
    <style:style style:name="Table45.B2" style:family="table-cell">
      <style:table-cell-properties style:vertical-align="middle" fo:padding="0.0194in" fo:border="none"/>
    </style:style>
    <style:style style:name="Table45.C2" style:family="table-cell">
      <style:table-cell-properties style:vertical-align="middle" fo:padding="0.0194in" fo:border="none"/>
    </style:style>
    <style:style style:name="Table45.A3" style:family="table-cell">
      <style:table-cell-properties style:vertical-align="middle" fo:padding="0.0194in" fo:border="none"/>
    </style:style>
    <style:style style:name="Table45.B3" style:family="table-cell">
      <style:table-cell-properties style:vertical-align="middle" fo:padding="0.0194in" fo:border="none"/>
    </style:style>
    <style:style style:name="Table45.C3" style:family="table-cell">
      <style:table-cell-properties style:vertical-align="middle" fo:padding="0.0194in" fo:border="none"/>
    </style:style>
    <style:style style:name="Table45.A4" style:family="table-cell">
      <style:table-cell-properties style:vertical-align="middle" fo:padding="0.0194in" fo:border="none"/>
    </style:style>
    <style:style style:name="Table45.B4" style:family="table-cell">
      <style:table-cell-properties style:vertical-align="middle" fo:padding="0.0194in" fo:border="none"/>
    </style:style>
    <style:style style:name="Table45.C4" style:family="table-cell">
      <style:table-cell-properties style:vertical-align="middle" fo:padding="0.0194in" fo:border="none"/>
    </style:style>
    <style:style style:name="Table45.A5" style:family="table-cell">
      <style:table-cell-properties style:vertical-align="middle" fo:padding="0.0194in" fo:border="none"/>
    </style:style>
    <style:style style:name="Table45.B5" style:family="table-cell">
      <style:table-cell-properties style:vertical-align="middle" fo:padding="0.0194in" fo:border="none"/>
    </style:style>
    <style:style style:name="Table45.C5" style:family="table-cell">
      <style:table-cell-properties style:vertical-align="middle" fo:padding="0.0194in" fo:border="none"/>
    </style:style>
    <style:style style:name="Table45.A6" style:family="table-cell">
      <style:table-cell-properties style:vertical-align="middle" fo:padding="0.0194in" fo:border="none"/>
    </style:style>
    <style:style style:name="Table45.B6" style:family="table-cell">
      <style:table-cell-properties style:vertical-align="middle" fo:padding="0.0194in" fo:border="none"/>
    </style:style>
    <style:style style:name="Table45.C6" style:family="table-cell">
      <style:table-cell-properties style:vertical-align="middle" fo:padding="0.0194in" fo:border="none"/>
    </style:style>
    <style:style style:name="Table45.A7" style:family="table-cell">
      <style:table-cell-properties style:vertical-align="middle" fo:padding="0.0194in" fo:border="none"/>
    </style:style>
    <style:style style:name="Table45.B7" style:family="table-cell">
      <style:table-cell-properties style:vertical-align="middle" fo:padding="0.0194in" fo:border="none"/>
    </style:style>
    <style:style style:name="Table45.C7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officeooo:paragraph-rsid="0018178c" style:font-size-asian="12.25pt" style:font-size-complex="14pt"/>
    </style:style>
    <style:style style:name="P4" style:family="paragraph" style:parent-style-name="Standard">
      <style:text-properties style:font-name="Arial" fo:font-size="14pt" fo:font-weight="bold" officeooo:rsid="006d0d3b" officeooo:paragraph-rsid="0018178c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paragraph-rsid="0018178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P8" style:family="paragraph" style:parent-style-name="Table_20_Heading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weight="normal" officeooo:paragraph-rsid="0018178c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18178c"/>
    </style:style>
    <style:style style:name="P11" style:family="paragraph" style:parent-style-name="Table_20_Contents">
      <style:paragraph-properties fo:text-align="center" style:justify-single-word="false"/>
      <style:text-properties officeooo:paragraph-rsid="0018178c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font-name="arial" fo:font-size="14pt" officeooo:paragraph-rsid="0018178c" style:font-size-asian="14pt" style:font-size-complex="14pt"/>
    </style:style>
    <style:style style:name="P13" style:family="paragraph" style:parent-style-name="Standard" style:list-style-name="L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6" style:family="paragraph" style:parent-style-name="Standard" style:list-style-name="L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7" style:family="paragraph" style:parent-style-name="Standard" style:list-style-name="L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8" style:family="paragraph" style:parent-style-name="Standard" style:list-style-name="L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9" style:family="paragraph" style:parent-style-name="Standard" style:list-style-name="L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0" style:family="paragraph" style:parent-style-name="Standard" style:list-style-name="L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1" style:family="paragraph" style:parent-style-name="Standard" style:list-style-name="L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2" style:family="paragraph" style:parent-style-name="Standard" style:list-style-name="L1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3" style:family="paragraph" style:parent-style-name="Standard" style:list-style-name="L1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4" style:family="paragraph" style:parent-style-name="Standard" style:list-style-name="L1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5" style:family="paragraph" style:parent-style-name="Standard" style:list-style-name="L1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6" style:family="paragraph" style:parent-style-name="Standard" style:list-style-name="L1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7" style:family="paragraph" style:parent-style-name="Standard" style:list-style-name="L1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8" style:family="paragraph" style:parent-style-name="Standard" style:list-style-name="L1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9" style:family="paragraph" style:parent-style-name="Standard" style:list-style-name="L1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0" style:family="paragraph" style:parent-style-name="Standard" style:list-style-name="L18">
      <style:text-properties style:font-name="Arial" fo:font-size="14pt" fo:font-weight="normal" officeooo:rsid="006d0d3b" officeooo:paragraph-rsid="0018178c" style:font-size-asian="12.25pt" style:font-weight-asian="normal" style:font-size-complex="14pt" style:font-weight-complex="normal"/>
    </style:style>
    <style:style style:name="P31" style:family="paragraph" style:parent-style-name="Standard" style:list-style-name="L1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2" style:family="paragraph" style:parent-style-name="Standard" style:list-style-name="L2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3" style:family="paragraph" style:parent-style-name="Standard" style:list-style-name="L2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4" style:family="paragraph" style:parent-style-name="Standard" style:list-style-name="L2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5" style:family="paragraph" style:parent-style-name="Standard" style:list-style-name="L2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6" style:family="paragraph" style:parent-style-name="Standard" style:list-style-name="L2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7" style:family="paragraph" style:parent-style-name="Standard" style:list-style-name="L2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8" style:family="paragraph" style:parent-style-name="Standard" style:list-style-name="L2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9" style:family="paragraph" style:parent-style-name="Standard" style:list-style-name="L2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0" style:family="paragraph" style:parent-style-name="Standard" style:list-style-name="L2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1" style:family="paragraph" style:parent-style-name="Standard" style:list-style-name="L2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2" style:family="paragraph" style:parent-style-name="Standard" style:list-style-name="L3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3" style:family="paragraph" style:parent-style-name="Standard" style:list-style-name="L3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4" style:family="paragraph" style:parent-style-name="Standard" style:list-style-name="L3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5" style:family="paragraph" style:parent-style-name="Standard" style:list-style-name="L3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6" style:family="paragraph" style:parent-style-name="Standard" style:list-style-name="L3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7" style:family="paragraph" style:parent-style-name="Standard" style:list-style-name="L3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8" style:family="paragraph" style:parent-style-name="Standard" style:list-style-name="L3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9" style:family="paragraph" style:parent-style-name="Standard" style:list-style-name="L3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0" style:family="paragraph" style:parent-style-name="Standard" style:list-style-name="L3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1" style:family="paragraph" style:parent-style-name="Standard" style:list-style-name="L3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2" style:family="paragraph" style:parent-style-name="Standard" style:list-style-name="L4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3" style:family="paragraph" style:parent-style-name="Standard" style:list-style-name="L4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4" style:family="paragraph" style:parent-style-name="Standard" style:list-style-name="L4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5" style:family="paragraph" style:parent-style-name="Standard" style:list-style-name="L4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6" style:family="paragraph" style:parent-style-name="Standard" style:list-style-name="L4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7" style:family="paragraph" style:parent-style-name="Standard" style:list-style-name="L4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8" style:family="paragraph" style:parent-style-name="Standard" style:list-style-name="L4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9" style:family="paragraph" style:parent-style-name="Standard" style:list-style-name="L4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0" style:family="paragraph" style:parent-style-name="Standard" style:list-style-name="L4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1" style:family="paragraph" style:parent-style-name="Standard" style:list-style-name="L4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2" style:family="paragraph" style:parent-style-name="Standard" style:list-style-name="L5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3" style:family="paragraph" style:parent-style-name="Standard" style:list-style-name="L5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4" style:family="paragraph" style:parent-style-name="Standard" style:list-style-name="L5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5" style:family="paragraph" style:parent-style-name="Standard" style:list-style-name="L5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6" style:family="paragraph" style:parent-style-name="Standard" style:list-style-name="L5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7" style:family="paragraph" style:parent-style-name="Standard" style:list-style-name="L5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8" style:family="paragraph" style:parent-style-name="Standard" style:list-style-name="L5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9" style:family="paragraph" style:parent-style-name="Standard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70" style:family="paragraph" style:parent-style-name="Standard" style:list-style-name="L21">
      <style:text-properties officeooo:paragraph-rsid="0018178c"/>
    </style:style>
    <style:style style:name="P71" style:family="paragraph" style:parent-style-name="Standard" style:list-style-name="L28">
      <style:text-properties officeooo:paragraph-rsid="0018178c"/>
    </style:style>
    <style:style style:name="P72" style:family="paragraph" style:parent-style-name="Standard" style:list-style-name="L40">
      <style:text-properties officeooo:paragraph-rsid="0018178c"/>
    </style:style>
    <style:style style:name="P73" style:family="paragraph" style:parent-style-name="Standard" style:list-style-name="L49">
      <style:text-properties officeooo:paragraph-rsid="0018178c"/>
    </style:style>
    <style:style style:name="P74" style:family="paragraph" style:parent-style-name="Standard" style:list-style-name="L51">
      <style:text-properties officeooo:paragraph-rsid="001817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7997e" style:font-weight-asian="bold" style:font-weight-complex="bold"/>
    </style:style>
    <style:style style:name="T4" style:family="text">
      <style:text-properties fo:font-weight="bold" officeooo:rsid="006810ec" style:font-weight-asian="bold" style:font-weight-complex="bold"/>
    </style:style>
    <style:style style:name="T5" style:family="text">
      <style:text-properties fo:font-weight="bold" officeooo:rsid="0069f58b" style:font-weight-asian="bold" style:font-weight-complex="bold"/>
    </style:style>
    <style:style style:name="T6" style:family="text">
      <style:text-properties fo:font-weight="bold" officeooo:rsid="006ad67b" style:font-weight-asian="bold" style:font-weight-complex="bold"/>
    </style:style>
    <style:style style:name="T7" style:family="text">
      <style:text-properties fo:font-weight="bold" officeooo:rsid="006cb689" style:font-weight-asian="bold" style:font-weight-complex="bold"/>
    </style:style>
    <style:style style:name="T8" style:family="text">
      <style:text-properties fo:font-weight="bold" officeooo:rsid="006d0d3b" style:font-weight-asian="bold" style:font-weight-complex="bold"/>
    </style:style>
    <style:style style:name="T9" style:family="text">
      <style:text-properties fo:font-weight="bold" officeooo:rsid="006ed8c3" style:font-weight-asian="bold" style:font-weight-complex="bold"/>
    </style:style>
    <style:style style:name="T10" style:family="text">
      <style:text-properties fo:font-weight="bold" officeooo:rsid="006f1b86" style:font-weight-asian="bold" style:font-weight-complex="bold"/>
    </style:style>
    <style:style style:name="T11" style:family="text">
      <style:text-properties fo:font-weight="bold" officeooo:rsid="00187d4f" style:font-weight-asian="bold" style:font-weight-complex="bold"/>
    </style:style>
    <style:style style:name="T12" style:family="text">
      <style:text-properties officeooo:rsid="0067997e"/>
    </style:style>
    <style:style style:name="T13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font-name="Arial" fo:font-size="14pt" fo:font-weight="normal" officeooo:rsid="0070c527" style:font-size-asian="12.25pt" style:font-weight-asian="normal" style:font-size-complex="14pt" style:font-weight-complex="normal"/>
    </style:style>
    <style:style style:name="T15" style:family="text">
      <style:text-properties style:font-name="Arial" fo:font-size="14pt" fo:font-weight="normal" officeooo:rsid="0073a4e6" style:font-size-asian="12.25pt" style:font-weight-asian="normal" style:font-size-complex="14pt" style:font-weight-complex="normal"/>
    </style:style>
    <style:style style:name="T16" style:family="text">
      <style:text-properties style:font-name="Arial" fo:font-size="14pt" fo:font-weight="normal" officeooo:rsid="007512de" style:font-size-asian="12.25pt" style:font-weight-asian="normal" style:font-size-complex="14pt" style:font-weight-complex="normal"/>
    </style:style>
    <style:style style:name="T17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69f58b" style:font-size-asian="12.25pt" style:font-weight-asian="bold" style:font-size-complex="14pt" style:font-weight-complex="bold"/>
    </style:style>
    <style:style style:name="T19" style:family="text">
      <style:text-properties style:font-name="Arial" fo:font-size="14pt" fo:font-weight="bold" officeooo:rsid="006ed8c3" style:font-size-asian="12.25pt" style:font-weight-asian="bold" style:font-size-complex="14pt" style:font-weight-complex="bold"/>
    </style:style>
    <style:style style:name="T20" style:family="text">
      <style:text-properties style:font-name="Arial" fo:font-size="14pt" fo:font-weight="bold" officeooo:rsid="0070c527" style:font-size-asian="12.25pt" style:font-weight-asian="bold" style:font-size-complex="14pt" style:font-weight-complex="bold"/>
    </style:style>
    <style:style style:name="T21" style:family="text">
      <style:text-properties style:font-name="Arial" fo:font-size="14pt" fo:font-weight="bold" officeooo:rsid="0073a4e6" style:font-size-asian="12.25pt" style:font-weight-asian="bold" style:font-size-complex="14pt" style:font-weight-complex="bold"/>
    </style:style>
    <style:style style:name="T22" style:family="text">
      <style:text-properties style:font-name="Arial" fo:font-size="14pt" fo:font-weight="bold" officeooo:rsid="007512de" style:font-size-asian="12.25pt" style:font-weight-asian="bold" style:font-size-complex="14pt" style:font-weight-complex="bold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style:font-name="arial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🟢 </text:span><text:span text:style-name="T2">VirtualBox Networking</text:span></text:p>
      <text:p text:style-name="P1"><text:span text:style-name="T3"/></text:p>
      <text:p text:style-name="P1"><text:span text:style-name="T3">1)</text:span> Зачем использовать VirtualBox в сетевых лабораториях</text:p>
      <text:list text:style-name="L1">
        <text:list-item>
          <text:p text:style-name="P13">VirtualBox позволяет запускать множество виртуальных машин (VM) на одном физическом компьютере.</text:p>
        </text:list-item>
        <text:list-item>
          <text:p text:style-name="P13">Используется для создания сетевых топологий, моделирования инфраструктур, тестирования конфигураций.</text:p>
        </text:list-item>
        <text:list-item>
          <text:p text:style-name="P13">Применяется как учебный инструмент для курса по Linux Networking.</text:p>
        </text:list-item>
        <text:list-item>
          <text:p text:style-name="P13">Позволяет студентам на практике разбирать схемы связи между устройствами, имитируя работу с реальным оборудованием.</text:p>
        </text:list-item>
      </text:list>
      <text:p text:style-name="P1"/>
      <text:p text:style-name="P1"><text:span text:style-name="T2">2</text:span><text:span text:style-name="T3">)</text:span> Сетевые адаптеры в VirtualBox</text:p>
      <text:list text:style-name="L2">
        <text:list-item>
          <text:p text:style-name="P14">Каждая VM может содержать до 8 сетевых адаптеров.</text:p>
        </text:list-item>
        <text:list-item>
          <text:p text:style-name="P14">Через GUI (графический интерфейс) можно настроить первые 4 адаптера.</text:p>
        </text:list-item>
        <text:list-item>
          <text:p text:style-name="P14">Дополнительные адаптеры (до 8) — через CLI (командную строку).</text:p>
        </text:list-item>
        <text:list-item>
          <text:p text:style-name="P14">Настройка адаптеров возможна только при выключенной виртуальной машине.</text:p>
        </text:list-item>
      </text:list>
      <text:p text:style-name="P1"/>
      <text:p text:style-name="P1"><text:span text:style-name="T2">3</text:span><text:span text:style-name="T3">)</text:span> Настройки сетевого адаптера</text:p>
      <text:list text:style-name="L3">
        <text:list-item>
          <text:p text:style-name="P15">Для каждого сетевого интерфейса можно задать:</text:p>
        </text:list-item>
        <text:list-item>
          <text:p text:style-name="P15">Тип адаптера (эмулируемая модель PCI-карты: Intel PRO/1000, PCnet и др.)</text:p>
        </text:list-item>
        <text:list-item>
          <text:p text:style-name="P15">Режим работы — как VM взаимодействует с другими VM, хостом и внешней сетью.</text:p>
        </text:list-item>
      </text:list>
      <text:p text:style-name="P1"/>
      <text:p text:style-name="P1"><text:span text:style-name="T3">4)</text:span> Режимы работы адаптера (Networking Modes<text:span text:style-name="T12">)</text:span></text:p>
      <text:list text:style-name="L4">
        <text:list-item>
          <text:p text:style-name="P16">NAT (Network Address Translation)</text:p>
          <text:list>
            <text:list-item>
              <text:p text:style-name="P16">Самый простой режим для доступа в интернет.</text:p>
            </text:list-item>
            <text:list-item>
              <text:p text:style-name="P16">Не требует ручной настройки IP или маршрутов.</text:p>
            </text:list-item>
            <text:list-item>
              <text:p text:style-name="P16">VirtualBox эмулирует маршрутизатор, через который VM выходит в сеть.</text:p>
            </text:list-item>
            <text:list-item>
              <text:p text:style-name="P16">VM получает IP-адрес из виртуального диапазона, отличного от сети хоста.</text:p>
            </text:list-item>
            <text:list-item>
              <text:p text:style-name="P16">В этом режиме VM не находится в адресном пространстве хоста.</text:p>
            </text:list-item>
          </text:list>
        </text:list-item>
        <text:list-item>
          <text:p text:style-name="P16">NAT Network</text:p>
          <text:list>
            <text:list-item>
              <text:p text:style-name="P16">Поведение похоже на домашний Wi-Fi роутер:</text:p>
            </text:list-item>
            <text:list-item>
              <text:p text:style-name="P16">Несколько VM объединены в общую NAT-сеть (например, NATNET1)</text:p>
            </text:list-item>
            <text:list-item>
              <text:p text:style-name="P16">VM могут общаться друг с другом и с внешним интернетом</text:p>
            </text:list-item>
            <text:list-item>
              <text:p text:style-name="P16">Изоляция от хоста и других внешних систем</text:p>
            </text:list-item>
            <text:list-item>
              <text:p text:style-name="P16">Применимо для лабораторий с несколькими взаимодействующими VM.</text:p>
            </text:list-item>
          </text:list>
        </text:list-item>
        <text:list-item>
          <text:p text:style-name="P16">Bridged Networking</text:p>
          <text:list>
            <text:list-item>
              <text:p text:style-name="P16"><text:soft-page-break/>VM подключается напрямую к физической сети хоста (через сетевой адаптер хоста).</text:p>
            </text:list-item>
            <text:list-item>
              <text:p text:style-name="P16">Хостовая ОС передаёт трафик с помощью драйвера сетевого фильтра (network filter driver).</text:p>
            </text:list-item>
            <text:list-item>
              <text:p text:style-name="P16">VM получает реальный IP-адрес из той же сети, что и хост (например, от DHCP роутера).</text:p>
            </text:list-item>
            <text:list-item>
              <text:p text:style-name="P16">Единственный режим, где VM оказывается в той же подсети, что и хост.</text:p>
            </text:list-item>
          </text:list>
        </text:list-item>
        <text:list-item>
          <text:p text:style-name="P16">Internal Networking</text:p>
          <text:list>
            <text:list-item>
              <text:p text:style-name="P16">Полностью изолированная сеть между VM внутри VirtualBox.</text:p>
            </text:list-item>
            <text:list-item>
              <text:p text:style-name="P16">Каждая внутренняя сеть идентифицируется по имени (net1, net2 и т.д.).</text:p>
            </text:list-item>
            <text:list-item>
              <text:p text:style-name="P16">VM не имеют доступа к хосту и интернету.</text:p>
            </text:list-item>
            <text:list-item>
              <text:p text:style-name="P16">VirtualBox автоматически связывает интерфейсы через встроенный виртуальный коммутатор (с поддержкой broadcast/multicast/promiscuous).</text:p>
            </text:list-item>
          </text:list>
        </text:list-item>
      </text:list>
      <text:p text:style-name="P1"/>
      <text:p text:style-name="P1"><text:span text:style-name="T3">5) </text:span>Демонстрация: создание виртуальной сети из 3 VM</text:p>
      <text:list text:style-name="L5">
        <text:list-item>
          <text:p text:style-name="P17">Сетевая схема:</text:p>
          <text:list>
            <text:list-item>
              <text:p text:style-name="P17">Client1 → NAT1 → Server ← NAT2 ← Client2</text:p>
            </text:list-item>
          </text:list>
        </text:list-item>
      </text:list>
      <text:p text:style-name="P1"><text:s text:c="21"/><text:tab/><text:tab/><text:tab/> <text:s text:c="3"/>↓</text:p>
      <text:p text:style-name="P1"><text:s text:c="44"/>Bridged</text:p>
      <text:p text:style-name="P1"><text:s text:c="50"/>↓</text:p>
      <text:p text:style-name="P1"><text:s text:c="47"/>Host</text:p>
      <text:list text:style-name="L6">
        <text:list-item>
          <text:list>
            <text:list-item>
              <text:p text:style-name="P18">Этапы:</text:p>
              <text:list>
                <text:list-item>
                  <text:p text:style-name="P18">Создаётся VM Server Test с:</text:p>
                  <text:list>
                    <text:list-item>
                      <text:p text:style-name="P18">ОС: Ubuntu</text:p>
                    </text:list-item>
                    <text:list-item>
                      <text:p text:style-name="P18">3 адаптерами:</text:p>
                      <text:list>
                        <text:list-item>
                          <text:p text:style-name="P18">Adapter 1: Internal → NAT1</text:p>
                        </text:list-item>
                        <text:list-item>
                          <text:p text:style-name="P18">Adapter 2: Internal → NAT2</text:p>
                        </text:list-item>
                        <text:list-item>
                          <text:p text:style-name="P18">Adapter 3: Bridged (выход в сеть хоста)</text:p>
                        </text:list-item>
                      </text:list>
                    </text:list-item>
                    <text:list-item>
                      <text:p text:style-name="P18">ВМ Client 1 Test и Client 2 Test создаются клонированием:</text:p>
                      <text:list>
                        <text:list-item>
                          <text:p text:style-name="P18">Client 1: подключается к NAT1</text:p>
                        </text:list-item>
                        <text:list-item>
                          <text:p text:style-name="P18">Client 2: подключается к NAT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Все VM настраиваются через меню Settings → Network:</text:p>
          <text:list>
            <text:list-item>
              <text:p text:style-name="P18">Включаются нужные адаптеры</text:p>
            </text:list-item>
            <text:list-item>
              <text:p text:style-name="P18">Назначаются режимы и имена внутренних сетей</text:p>
            </text:list-item>
          </text:list>
        </text:list-item>
      </text:list>
      <text:p text:style-name="P1"/>
      <text:p text:style-name="P1"><text:span text:style-name="T3">6) </text:span>Вопросы для самопроверки</text:p>
      <text:list text:style-name="L7">
        <text:list-item>
          <text:p text:style-name="P19">В каком режиме интерфейс VM находится в той же подсети, что и хост?</text:p>
          <text:list>
            <text:list-item>
              <text:p text:style-name="P19">Bridged networking</text:p>
            </text:list-item>
          </text:list>
        </text:list-item>
        <text:list-item>
          <text:p text:style-name="P19">Сколько сетевых адаптеров можно назначить одной VM в VirtualBox?</text:p>
          <text:list>
            <text:list-item>
              <text:p text:style-name="P19">До 8, из них 4 через GUI</text:p>
            </text:list-item>
          </text:list>
        </text:list-item>
        <text:list-item>
          <text:p text:style-name="P19"><text:soft-page-break/>Какой режим даёт интернет VM без взаимодействия с другими VM?</text:p>
          <text:list>
            <text:list-item>
              <text:p text:style-name="P19">NAT</text:p>
            </text:list-item>
          </text:list>
        </text:list-item>
        <text:list-item>
          <text:p text:style-name="P19">Какой режим обеспечивает общение VM между собой, но изолирует от хоста?</text:p>
          <text:list>
            <text:list-item>
              <text:p text:style-name="P19">Internal Networking</text:p>
            </text:list-item>
          </text:list>
        </text:list-item>
        <text:list-item>
          <text:p text:style-name="P19">Чем отличается NAT от NAT Network?</text:p>
          <text:list>
            <text:list-item>
              <text:p text:style-name="P19">NAT: VM не видят друг друга</text:p>
            </text:list-item>
            <text:list-item>
              <text:p text:style-name="P19">NAT Network: VM объединены в общую подсеть и могут взаимодействовать</text:p>
            </text:list-item>
          </text:list>
        </text:list-item>
      </text:list>
      <text:p text:style-name="P1"/>
      <text:p text:style-name="P1">🟢<text:span text:style-name="T2">Basics of Linux Net</text:span></text:p>
      <text:p text:style-name="P5"/>
      <text:p text:style-name="P1"><text:span text:style-name="T4">1) </text:span>Обнаружение сетевых интерфейсов</text:p>
      <text:p text:style-name="P6"><text:span text:style-name="T1"/>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2">Команда</text:p>
            </table:table-cell>
            <table:table-cell table:style-name="Table34.A1" office:value-type="string">
              <text:p text:style-name="P12">Назначение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1"><text:span text:style-name="Source_20_Text"><text:span text:style-name="T23">ls /sys/class/net</text:span></text:span></text:p>
          </table:table-cell>
          <table:table-cell table:style-name="Table35.A1" office:value-type="string">
            <text:p text:style-name="P7">Показать все интерфейсы на уровне ядра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1"><text:span text:style-name="Source_20_Text"><text:span text:style-name="T23">ip addr</text:span></text:span></text:p>
          </table:table-cell>
          <table:table-cell table:style-name="Table36.A1" office:value-type="string">
            <text:p text:style-name="P7">Современный способ отобразить IP и интерфейсы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1"><text:span text:style-name="Source_20_Text"><text:span text:style-name="T23">ifconfig</text:span></text:span></text:p>
          </table:table-cell>
          <table:table-cell table:style-name="Table37.A1" office:value-type="string">
            <text:p text:style-name="P7">Устаревшая, но иногда полезная команда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<text:span text:style-name="Source_20_Text"><text:span text:style-name="T23">sudo lshw -class network</text:span></text:span></text:p>
          </table:table-cell>
          <table:table-cell table:style-name="Table38.A1" office:value-type="string">
            <text:p text:style-name="P7">Подробная информация об интерфейсах, драйверах и MAC-адресах</text:p>
          </table:table-cell>
        </table:table-row>
      </table:table>
      <text:p text:style-name="P2"/>
      <text:p text:style-name="P1"><text:span text:style-name="T4">2) </text:span>Настройки Ethernet-интерфейсов</text:p>
      <text:list text:style-name="L8">
        <text:list-item>
          <text:p text:style-name="P20">ethtool — просмотр и изменение параметров сетевой карты:</text:p>
          <text:list>
            <text:list-item>
              <text:p text:style-name="P20">Скорость (speed)</text:p>
            </text:list-item>
            <text:list-item>
              <text:p text:style-name="P20">Режим дуплекса</text:p>
            </text:list-item>
            <text:list-item>
              <text:p text:style-name="P20">Auto-negotiation</text:p>
            </text:list-item>
            <text:list-item>
              <text:p text:style-name="P20">Wake-on-LAN</text:p>
            </text:list-item>
          </text:list>
        </text:list-item>
        <text:list-item>
          <text:p text:style-name="P20">Команда справки: </text:p>
          <text:list>
            <text:list-item>
              <text:p text:style-name="P20">ethtool -h</text:p>
            </text:list-item>
          </text:list>
        </text:list-item>
      </text:list>
      <text:p text:style-name="P1"/>
      <text:p text:style-name="P1"><text:span text:style-name="T4">3)</text:span> Логические имена интерфейсов</text:p>
      <text:list text:style-name="L9">
        <text:list-item>
          <text:p text:style-name="P21">Настройка через Netplan:</text:p>
          <text:list>
            <text:list-item>
              <text:p text:style-name="P21">match: критерий для поиска (MAC, драйвер и т. д.)</text:p>
            </text:list-item>
            <text:list-item>
              <text:p text:style-name="P21">set-name: новое логическое имя интерфейса</text:p>
            </text:list-item>
          </text:list>
        </text:list-item>
      </text:list>
      <text:p text:style-name="P1"/>
      <text:p text:style-name="P1"><text:span text:style-name="T4">4) </text:span>Настройка hostname</text:p>
      <text:p text:style-name="P1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2">Команда</text:p>
            </table:table-cell>
            <table:table-cell table:style-name="Table39.A1" office:value-type="string">
              <text:p text:style-name="P12">Назначение</text:p>
            </table:table-cell>
          </table:table-row>
        </table:table-header-rows>
        <table:table-row>
          <table:table-cell table:style-name="Table39.A2" office:value-type="string">
            <text:p text:style-name="P11"><text:span text:style-name="Source_20_Text"><text:span text:style-name="T23">hostname</text:span></text:span></text:p>
          </table:table-cell>
          <table:table-cell table:style-name="Table39.B2" office:value-type="string">
            <text:p text:style-name="P7">Показать текущее имя хоста</text:p>
          </table:table-cell>
        </table:table-row>
        <table:table-row>
          <table:table-cell table:style-name="Table39.A2" office:value-type="string">
            <text:p text:style-name="P11"><text:span text:style-name="Source_20_Text"><text:span text:style-name="T23">hostnamectl</text:span></text:span></text:p>
          </table:table-cell>
          <table:table-cell table:style-name="Table39.B2" office:value-type="string">
            <text:p text:style-name="P7">Просмотр и изменение имени хоста</text:p>
          </table:table-cell>
        </table:table-row>
        <table:table-row>
          <table:table-cell table:style-name="Table39.A2" office:value-type="string">
            <text:p text:style-name="P11"><text:span text:style-name="T23">Файл: </text:span><text:span text:style-name="Source_20_Text"><text:span text:style-name="T23">/etc/hostname</text:span></text:span></text:p>
          </table:table-cell>
          <table:table-cell table:style-name="Table39.B2" office:value-type="string">
            <text:p text:style-name="P7">Имя хоста загружается отсюда при запуске системы</text:p>
          </table:table-cell>
        </table:table-row>
      </table:table>
      <text:p text:style-name="P1"><text:soft-page-break/></text:p>
      <text:p text:style-name="P1"><text:span text:style-name="T4">5)</text:span> Назначение IP-адреса</text:p>
      <text:list text:style-name="L10">
        <text:list-item>
          <text:p text:style-name="P22">Виды:</text:p>
          <text:list>
            <text:list-item>
              <text:p text:style-name="P22">Временная настройка (до перезагрузки)</text:p>
            </text:list-item>
            <text:list-item>
              <text:p text:style-name="P22">Постоянная настройка</text:p>
            </text:list-item>
            <text:list-item>
              <text:p text:style-name="P22">Динамическая (DHCP-клиент)</text:p>
            </text:list-item>
          </text:list>
        </text:list-item>
      </text:list>
      <text:p text:style-name="P10"><text:span text:style-name="T13"/></text:p>
      <text:p text:style-name="P10"><text:span text:style-name="T18">6) </text:span><text:span text:style-name="T13">Временная IP-конфигурация (через ip)</text:span></text:p>
      <text:list text:continue-numbering="true" text:style-name="L10">
        <text:list-item>
          <text:p text:style-name="P22">Формат:</text:p>
          <text:list>
            <text:list-item>
              <text:p text:style-name="P22">ip [options] object command [parameters]</text:p>
            </text:list-item>
          </text:list>
        </text:list-item>
        <text:list-item>
          <text:p text:style-name="P22">Примеры команд:</text:p>
        </text:list-item>
      </text:list>
      <text:p text:style-name="P10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2">Действие</text:p>
            </table:table-cell>
            <table:table-cell table:style-name="Table40.A1" office:value-type="string">
              <text:p text:style-name="P8">Команда</text:p>
            </table:table-cell>
          </table:table-row>
        </table:table-header-rows>
        <table:table-row>
          <table:table-cell table:style-name="Table40.A2" office:value-type="string">
            <text:p text:style-name="P7">Назначить IP</text:p>
          </table:table-cell>
          <table:table-cell table:style-name="Table40.B2" office:value-type="string">
            <text:p text:style-name="P11"><text:span text:style-name="Source_20_Text"><text:span text:style-name="T23">sudo ip addr add 192.168.1.200/24 dev enp0s3</text:span></text:span></text:p>
          </table:table-cell>
        </table:table-row>
        <table:table-row>
          <table:table-cell table:style-name="Table40.A2" office:value-type="string">
            <text:p text:style-name="P7">Включить интерфейс</text:p>
          </table:table-cell>
          <table:table-cell table:style-name="Table40.B2" office:value-type="string">
            <text:p text:style-name="P11"><text:span text:style-name="Source_20_Text"><text:span text:style-name="T23">ip link set dev enp0s3 up</text:span></text:span></text:p>
          </table:table-cell>
        </table:table-row>
        <table:table-row>
          <table:table-cell table:style-name="Table40.A2" office:value-type="string">
            <text:p text:style-name="P7">Отключить интерфейс</text:p>
          </table:table-cell>
          <table:table-cell table:style-name="Table40.B2" office:value-type="string">
            <text:p text:style-name="P11"><text:span text:style-name="Source_20_Text"><text:span text:style-name="T23">ip link set dev enp0s3 down</text:span></text:span></text:p>
          </table:table-cell>
        </table:table-row>
        <table:table-row>
          <table:table-cell table:style-name="Table40.A2" office:value-type="string">
            <text:p text:style-name="P7">Показать IP</text:p>
          </table:table-cell>
          <table:table-cell table:style-name="Table40.B2" office:value-type="string">
            <text:p text:style-name="P11"><text:span text:style-name="Source_20_Text"><text:span text:style-name="T23">ip address show dev enp0s3</text:span></text:span></text:p>
          </table:table-cell>
        </table:table-row>
      </table:table>
      <text:p text:style-name="P1"/>
      <text:p text:style-name="P10"><text:span text:style-name="T18">7) </text:span><text:span text:style-name="T13">Шлюз и DNS (временно)</text:span></text:p>
      <text:list text:style-name="L11">
        <text:list-item>
          <text:p text:style-name="P23">Добавить шлюз:</text:p>
          <text:list>
            <text:list-item>
              <text:p text:style-name="P23">sudo ip route add default via 10.1.1.1</text:p>
            </text:list-item>
          </text:list>
        </text:list-item>
        <text:list-item>
          <text:p text:style-name="P23">Показать маршруты:</text:p>
          <text:list>
            <text:list-item>
              <text:p text:style-name="P23">ip route show</text:p>
            </text:list-item>
          </text:list>
        </text:list-item>
        <text:list-item>
          <text:p text:style-name="P23">Добавить DNS:</text:p>
          <text:list>
            <text:list-item>
              <text:p text:style-name="P23">редактировать /etc/resolv.conf:</text:p>
              <text:list>
                <text:list-item>
                  <text:p text:style-name="P23">nameserver 8.8.8.8</text:p>
                </text:list-item>
              </text:list>
            </text:list-item>
          </text:list>
        </text:list-item>
        <text:list-item>
          <text:p text:style-name="P23">Очистить конфигурацию:</text:p>
          <text:list>
            <text:list-item>
              <text:p text:style-name="P23">ip addr flush enp0s3</text:p>
            </text:list-item>
          </text:list>
        </text:list-item>
      </text:list>
      <text:p text:style-name="P10"><text:span text:style-name="T18">8) </text:span><text:span text:style-name="T13">Устаревший метод: ifconfig</text:span></text:p>
      <text:list text:continue-numbering="true" text:style-name="L11">
        <text:list-item>
          <text:p text:style-name="P23">Присвоить IP:</text:p>
          <text:list>
            <text:list-item>
              <text:p text:style-name="P23">sudo ifconfig enp0s3 192.168.0.110 netmask 255.255.255.0</text:p>
            </text:list-item>
          </text:list>
        </text:list-item>
        <text:list-item>
          <text:p text:style-name="P23">Задать шлюз:</text:p>
          <text:list>
            <text:list-item>
              <text:p text:style-name="P23">sudo route add default gw 192.168.0.1 enp0s3</text:p>
            </text:list-item>
          </text:list>
        </text:list-item>
      </text:list>
      <text:p text:style-name="P1"/>
      <text:p text:style-name="P1"><text:span text:style-name="T5">9) </text:span>Постоянная IP-настройка</text:p>
      <text:list text:style-name="L12">
        <text:list-item>
          <text:p text:style-name="P24">Ubuntu:</text:p>
          <text:list>
            <text:list-item>
              <text:p text:style-name="P24">До 18.04:</text:p>
              <text:list>
                <text:list-item>
                  <text:p text:style-name="P24">/etc/network/interfaces</text:p>
                </text:list-item>
              </text:list>
            </text:list-item>
            <text:list-item>
              <text:p text:style-name="P24">Начиная с 18.04:</text:p>
              <text:list>
                <text:list-item>
                  <text:p text:style-name="P24">/etc/netplan/*.yaml</text:p>
                </text:list-item>
              </text:list>
            </text:list-item>
            <text:list-item>
              <text:p text:style-name="P24">Применение:</text:p>
              <text:list>
                <text:list-item>
                  <text:p text:style-name="P24">sudo netplan apply</text:p>
                </text:list-item>
              </text:list>
            </text:list-item>
          </text:list>
        </text:list-item>
        <text:list-item>
          <text:p text:style-name="P24">CentOS:</text:p>
          <text:list>
            <text:list-item>
              <text:p text:style-name="P24">Файлы:</text:p>
              <text:list>
                <text:list-item>
                  <text:p text:style-name="P24"><text:soft-page-break/>/etc/sysconfig/network-scripts/ifcfg-enp0s3</text:p>
                </text:list-item>
              </text:list>
            </text:list-item>
            <text:list-item>
              <text:p text:style-name="P24">Применение:</text:p>
              <text:list>
                <text:list-item>
                  <text:p text:style-name="P24">sudo systemctl restart network</text:p>
                </text:list-item>
              </text:list>
            </text:list-item>
            <text:list-item>
              <text:p text:style-name="P24">Пример файла /etc/netplan/01-net.yaml</text:p>
            </text:list-item>
          </text:list>
        </text:list-item>
      </text:list>
      <text:p text:style-name="P1"><text:tab/>network:</text:p>
      <text:p text:style-name="P1"><text:s/><text:tab/> version: 2</text:p>
      <text:p text:style-name="P1"><text:s text:c="2"/><text:tab/> renderer: networkd</text:p>
      <text:p text:style-name="P1"><text:s text:c="2"/><text:tab/> <text:s/>ethernets:</text:p>
      <text:p text:style-name="P1"><text:tab/> <text:s text:c="2"/>enp0s3:</text:p>
      <text:p text:style-name="P1"><text:s text:c="13"/>addresses: [192.168.0.110/24]</text:p>
      <text:p text:style-name="P1"><text:s text:c="13"/>gateway4: 192.168.0.1</text:p>
      <text:p text:style-name="P1"><text:s text:c="13"/>nameservers:</text:p>
      <text:p text:style-name="P1"><text:s text:c="14"/>addresses: [8.8.8.8, 1.1.1.1]</text:p>
      <text:list text:style-name="L13">
        <text:list-item>
          <text:list>
            <text:list-item>
              <text:p text:style-name="P25">⚠ YAML чувствителен к отступам: использовать только пробелы, не Tab!</text:p>
            </text:list-item>
          </text:list>
        </text:list-item>
        <text:list-item>
          <text:p text:style-name="P25">DHCP через netplan</text:p>
          <text:list>
            <text:list-item>
              <text:p text:style-name="P25">dhcp4: true</text:p>
            </text:list-item>
          </text:list>
        </text:list-item>
        <text:list-item>
          <text:p text:style-name="P25">Loopback-интерфейс</text:p>
          <text:list>
            <text:list-item>
              <text:p text:style-name="P25">Имя: lo</text:p>
            </text:list-item>
            <text:list-item>
              <text:p text:style-name="P25">IP: 127.0.0.1</text:p>
            </text:list-item>
            <text:list-item>
              <text:p text:style-name="P25">Назначение: связь с самим собой (localhost)</text:p>
            </text:list-item>
          </text:list>
        </text:list-item>
        <text:list-item>
          <text:p text:style-name="P25">Настройка в CentOS</text:p>
          <text:list>
            <text:list-item>
              <text:p text:style-name="P25">Список интерфейсов:</text:p>
              <text:list>
                <text:list-item>
                  <text:p text:style-name="P25">ifconfig, ip addr, nmcli d</text:p>
                </text:list-item>
              </text:list>
            </text:list-item>
            <text:list-item>
              <text:p text:style-name="P25">Пример файла ifcfg-enp0s3:</text:p>
              <text:list>
                <text:list-item>
                  <text:p text:style-name="P25">DEVICE="enp0s3"</text:p>
                  <text:p text:style-name="P25">BOOTPROTO="none"</text:p>
                  <text:p text:style-name="P25">IPADDR="192.168.1.100"</text:p>
                  <text:p text:style-name="P25">NETMASK="255.255.255.0"</text:p>
                  <text:p text:style-name="P25">GATEWAY="192.168.1.1"</text:p>
                  <text:p text:style-name="P25">DNS1="8.8.8.8"</text:p>
                  <text:p text:style-name="P25">ONBOOT="yes"</text:p>
                </text:list-item>
              </text:list>
            </text:list-item>
            <text:list-item>
              <text:p text:style-name="P25">Для CentOS 8:</text:p>
              <text:list>
                <text:list-item>
                  <text:p text:style-name="P25">yum install network-scripts</text:p>
                </text:list-item>
              </text:list>
            </text:list-item>
          </text:list>
        </text:list-item>
      </text:list>
      <text:p text:style-name="P1"/>
      <text:p text:style-name="P1"><text:span text:style-name="T6">10) </text:span>NetworkManager и nmcli</text:p>
      <text:list text:style-name="L14">
        <text:list-item>
          <text:p text:style-name="P26">Основное:</text:p>
          <text:list>
            <text:list-item>
              <text:p text:style-name="P26">Управление сетевыми соединениями через консоль</text:p>
            </text:list-item>
            <text:list-item>
              <text:p text:style-name="P26">Удобно для серверов без GUI</text:p>
            </text:list-item>
          </text:list>
        </text:list-item>
        <text:list-item>
          <text:p text:style-name="P26">Примеры:</text:p>
        </text:list-item>
      </text:list>
      <text:p text:style-name="P10"><text:span text:style-name="T13"/>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2">Действие</text:p>
            </table:table-cell>
            <table:table-cell table:style-name="Table41.A1" office:value-type="string">
              <text:p text:style-name="P12">Команда</text:p>
            </table:table-cell>
          </table:table-row>
        </table:table-header-rows>
        <table:table-row>
          <table:table-cell table:style-name="Table41.A2" office:value-type="string">
            <text:p text:style-name="P7">Отключить соединение</text:p>
          </table:table-cell>
          <table:table-cell table:style-name="Table41.B2" office:value-type="string">
            <text:p text:style-name="P11"><text:span text:style-name="Source_20_Text"><text:span text:style-name="T23">nmcli con down id enp0s3</text:span></text:span></text:p>
          </table:table-cell>
        </table:table-row>
        <table:table-row>
          <table:table-cell table:style-name="Table41.A2" office:value-type="string">
            <text:p text:style-name="P7">Создать соединение</text:p>
          </table:table-cell>
          <table:table-cell table:style-name="Table41.B2" office:value-type="string">
            <text:p text:style-name="P11"><text:span text:style-name="Source_20_Text"><text:span text:style-name="T23">nmcli con add type ethernet con-name mycon </text:span></text:span><text:soft-page-break/><text:span text:style-name="Source_20_Text"><text:span text:style-name="T23">ifname enp0s3</text:span></text:span></text:p>
          </table:table-cell>
        </table:table-row>
        <table:table-row>
          <table:table-cell table:style-name="Table41.A2" office:value-type="string">
            <text:p text:style-name="P7">Назначить IP</text:p>
          </table:table-cell>
          <table:table-cell table:style-name="Table41.B2" office:value-type="string">
            <text:p text:style-name="P11"><text:span text:style-name="Source_20_Text"><text:span text:style-name="T23">nmcli con modify mycon +ipv4.addr "192.168.1.100/24"</text:span></text:span></text:p>
          </table:table-cell>
        </table:table-row>
        <table:table-row>
          <table:table-cell table:style-name="Table41.A2" office:value-type="string">
            <text:p text:style-name="P7">Активировать соединение</text:p>
          </table:table-cell>
          <table:table-cell table:style-name="Table41.B2" office:value-type="string">
            <text:p text:style-name="P11"><text:span text:style-name="Source_20_Text"><text:span text:style-name="T23">nmcli con up mycon</text:span></text:span></text:p>
          </table:table-cell>
        </table:table-row>
      </table:table>
      <text:p text:style-name="P1"><text:span text:style-name="T13"/></text:p>
      <text:p text:style-name="P1"><text:span text:style-name="T6">11) </text:span>Разрешение имён (DNS)</text:p>
      <text:list text:style-name="L15">
        <text:list-item>
          <text:p text:style-name="P27">Используется служба systemd-resolved</text:p>
        </text:list-item>
        <text:list-item>
          <text:p text:style-name="P27">Кэш DNS:</text:p>
          <text:list>
            <text:list-item>
              <text:p text:style-name="P27">systemd-resolve —flush-caches</text:p>
            </text:list-item>
          </text:list>
        </text:list-item>
        <text:list-item>
          <text:p text:style-name="P27">Показать DNS:</text:p>
          <text:list>
            <text:list-item>
              <text:p text:style-name="P27">systemd-resolve —status</text:p>
            </text:list-item>
          </text:list>
        </text:list-item>
        <text:list-item>
          <text:p text:style-name="P27">Файлы:</text:p>
          <text:list>
            <text:list-item>
              <text:p text:style-name="P27">/etc/resolv.conf → обычно символическая ссылка на</text:p>
            </text:list-item>
            <text:list-item>
              <text:p text:style-name="P27">/run/systemd/resolve/resolv.conf</text:p>
            </text:list-item>
          </text:list>
        </text:list-item>
        <text:list-item>
          <text:p text:style-name="P27">Настройка DNS также возможна через Netplan.</text:p>
        </text:list-item>
      </text:list>
      <text:p text:style-name="P1"/>
      <text:p text:style-name="P1"><text:span text:style-name="T6">12) </text:span>Вывод</text:p>
      <text:list text:style-name="L16">
        <text:list-item>
          <text:p text:style-name="P28">Linux предлагает несколько способов настройки сети:</text:p>
        </text:list-item>
        <text:list-item>
          <text:p text:style-name="P28">временно через ip и ifconfig</text:p>
        </text:list-item>
        <text:list-item>
          <text:p text:style-name="P28">постоянно через netplan, interfaces, ifcfg-*</text:p>
        </text:list-item>
        <text:list-item>
          <text:p text:style-name="P28">централизованно — через nmcli и NetworkManager</text:p>
        </text:list-item>
        <text:list-item>
          <text:p text:style-name="P28">Каждый метод подходит для своего случая: от учебных стендов до серверов в проде.</text:p>
        </text:list-item>
      </text:list>
      <text:p text:style-name="P1"/>
      <text:p text:style-name="P1">🟢 <text:span text:style-name="T2">DHCP in Linux Net</text:span></text:p>
      <text:p text:style-name="P1"><text:span text:style-name="T7">1)</text:span> Что такое DHCP</text:p>
      <text:list text:style-name="L17">
        <text:list-item>
          <text:p text:style-name="P29">DHCP (Dynamic Host Configuration Protocol) — это сетевой протокол, позволяющий автоматически выдавать IP-адреса, маску подсети, шлюз и другие параметры клиентским устройствам в сети.</text:p>
        </text:list-item>
        <text:list-item>
          <text:p text:style-name="P29">DHCP-сервер:</text:p>
          <text:list>
            <text:list-item>
              <text:p text:style-name="P29">выбирает IP из заданного диапазона (pool)</text:p>
            </text:list-item>
            <text:list-item>
              <text:p text:style-name="P29">«арендует» его клиенту на определённое время (lease)</text:p>
            </text:list-item>
            <text:list-item>
              <text:p text:style-name="P29">применяется для автоматической настройки обычных клиентских устройств</text:p>
            </text:list-item>
          </text:list>
        </text:list-item>
      </text:list>
      <text:p text:style-name="P1"/>
      <text:p text:style-name="P1"><text:span text:style-name="T7">2)</text:span> Способы назначения адресов (DHCPv4)</text:p>
      <text:p text:style-name="P1"/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12">Метод</text:p>
            </table:table-cell>
            <table:table-cell table:style-name="Table42.A1" office:value-type="string">
              <text:p text:style-name="P12">Описание</text:p>
            </table:table-cell>
          </table:table-row>
        </table:table-header-rows>
        <table:table-row>
          <table:table-cell table:style-name="Table42.A2" office:value-type="string">
            <text:p text:style-name="P11"><text:span text:style-name="Strong_20_Emphasis"><text:span text:style-name="T24">Manual</text:span></text:span></text:p>
          </table:table-cell>
          <table:table-cell table:style-name="Table42.B2" office:value-type="string">
            <text:p text:style-name="P9">Привязка IP к MAC-адресу вручную</text:p>
          </table:table-cell>
        </table:table-row>
        <table:table-row>
          <table:table-cell table:style-name="Table42.A2" office:value-type="string">
            <text:p text:style-name="P11"><text:span text:style-name="Strong_20_Emphasis"><text:span text:style-name="T24">Automatic</text:span></text:span></text:p>
          </table:table-cell>
          <table:table-cell table:style-name="Table42.B2" office:value-type="string">
            <text:p text:style-name="P9">Постоянная выдача одного и того же IP из пула (без аренды)</text:p>
          </table:table-cell>
        </table:table-row>
        <table:table-row>
          <table:table-cell table:style-name="Table42.A2" office:value-type="string">
            <text:p text:style-name="P11"><text:span text:style-name="Strong_20_Emphasis"><text:span text:style-name="T24">Dynamic</text:span></text:span></text:p>
          </table:table-cell>
          <table:table-cell table:style-name="Table42.B2" office:value-type="string">
            <text:p text:style-name="P11"><text:span text:style-name="T24">Временная аренда IP-адреса из пула — </text:span><text:span text:style-name="Strong_20_Emphasis"><text:span text:style-name="T24">наиболее </text:span></text:span><text:soft-page-break/><text:span text:style-name="Strong_20_Emphasis"><text:span text:style-name="T24">распространённый метод</text:span></text:span></text:p>
          </table:table-cell>
        </table:table-row>
      </table:table>
      <text:p text:style-name="P1"/>
      <text:p text:style-name="P4">3)<text:span text:style-name="T1">DHCP Packet Exchange (DORA)</text:span></text:p>
      <text:list text:style-name="L18">
        <text:list-item>
          <text:p text:style-name="P30">DHCP использует 4-пакетную модель (DORA):</text:p>
          <text:list>
            <text:list-item>
              <text:p text:style-name="P30">Discover — клиент отправляет широковещательный запрос: "Кто может выдать мне IP?"</text:p>
            </text:list-item>
            <text:list-item>
              <text:p text:style-name="P30">Offer — сервер отвечает: "Я предлагаю тебе IP 192.168.1.50"</text:p>
            </text:list-item>
            <text:list-item>
              <text:p text:style-name="P30">Request — клиент соглашается: "Я беру этот IP"</text:p>
            </text:list-item>
            <text:list-item>
              <text:p text:style-name="P30">Acknowledgement — сервер подтверждает: "Готово, используй"</text:p>
            </text:list-item>
          </text:list>
        </text:list-item>
        <text:list-item>
          <text:p text:style-name="P30">Все пакеты — UDP (порт 67/68)</text:p>
        </text:list-item>
      </text:list>
      <text:p text:style-name="P1"><text:span text:style-name="T7"/></text:p>
      <text:p text:style-name="P1"><text:span text:style-name="T8">4</text:span><text:span text:style-name="T7">) </text:span>Установка DHCP-сервера в Ubuntu</text:p>
      <text:list text:style-name="L19">
        <text:list-item>
          <text:p text:style-name="P31">sudo apt install isc-dhcp-server</text:p>
        </text:list-item>
        <text:list-item>
          <text:p text:style-name="P31">Конфигурация: /etc/dhcp/dhcpd.conf</text:p>
        </text:list-item>
        <text:list-item>
          <text:p text:style-name="P31">Лог-файл: /var/log/syslog</text:p>
          <text:list>
            <text:list-item>
              <text:p text:style-name="P31">После изменения настроек:</text:p>
              <text:list>
                <text:list-item>
                  <text:p text:style-name="P31">sudo systemctl restart isc-dhcp-server.service</text:p>
                </text:list-item>
                <text:list-item>
                  <text:p text:style-name="P31">Иногда требуется задать, на каких интерфейсах слушать DHCP-запросы:</text:p>
                  <text:list>
                    <text:list-item>
                      <text:p text:style-name="P31">sudo nano /etc/default/isc-dhcp-server</text:p>
                      <text:list>
                        <text:list-item>
                          <text:p text:style-name="P31"># строка: INTERFACESv4="enp0s3"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span text:style-name="T7">4) </text:span>Структура dhcpd.conf</text:p>
      <text:list text:style-name="L20">
        <text:list-item>
          <text:p text:style-name="P32">Файл состоит из:</text:p>
          <text:list>
            <text:list-item>
              <text:p text:style-name="P32">Параметров (parameters) — настраивают поведение</text:p>
            </text:list-item>
            <text:list-item>
              <text:p text:style-name="P32">Деклараций (declarations) — описывают конкретные адреса и клиентов</text:p>
            </text:list-item>
          </text:list>
        </text:list-item>
      </text:list>
      <text:p text:style-name="P1"/>
      <text:p text:style-name="P1"><text:span text:style-name="T8">5</text:span><text:span text:style-name="T7">)</text:span> Пример конфигурации DHCP-сервера:</text:p>
      <text:list text:style-name="L21">
        <text:list-item>
          <text:p text:style-name="P33">default-lease-time 600;</text:p>
          <text:p text:style-name="P33">max-lease-time 7200;</text:p>
          <text:p text:style-name="P33">authoritative;</text:p>
          <text:p text:style-name="P70"><text:span text:style-name="T13"/></text:p>
          <text:p text:style-name="P33">subnet 192.168.1.0 netmask 255.255.255.0 {</text:p>
          <text:p text:style-name="P33"><text:s/>range 192.168.1.150 192.168.1.200;</text:p>
          <text:p text:style-name="P33"><text:s/>option routers 192.168.1.254;</text:p>
          <text:p text:style-name="P33"><text:s/>option domain-name-servers 192.168.1.1, 192.168.1.2;</text:p>
          <text:p text:style-name="P33"><text:s/>option domain-name "mydomain.example";</text:p>
          <text:p text:style-name="P33"><text:s/>}</text:p>
          <text:p text:style-name="P70"><text:span text:style-name="T13"/></text:p>
          <text:p text:style-name="P33">host Client1 {</text:p>
          <text:p text:style-name="P33"><text:s/>hardware ethernet 00:02:3f:3d:73:b3;</text:p>
          <text:p text:style-name="P33"><text:s/>fixed-address 192.168.1.100;</text:p>
          <text:p text:style-name="P33"><text:soft-page-break/>}</text:p>
        </text:list-item>
        <text:list-item>
          <text:p text:style-name="P33">Пояснение:</text:p>
          <text:list>
            <text:list-item>
              <text:p text:style-name="P33">default-lease-time — по умолчанию (сек.)</text:p>
            </text:list-item>
            <text:list-item>
              <text:p text:style-name="P33">max-lease-time — макс. длительность аренды</text:p>
            </text:list-item>
            <text:list-item>
              <text:p text:style-name="P33">range — диапазон IP, выдаваемый клиентам</text:p>
            </text:list-item>
            <text:list-item>
              <text:p text:style-name="P33">option routers — шлюз</text:p>
            </text:list-item>
            <text:list-item>
              <text:p text:style-name="P33">option domain-name-servers — DNS-серверы</text:p>
            </text:list-item>
            <text:list-item>
              <text:p text:style-name="P33">host — жёсткая привязка IP к MAC (ручная выдача)</text:p>
            </text:list-item>
          </text:list>
        </text:list-item>
      </text:list>
      <text:p text:style-name="P1"/>
      <text:p text:style-name="P1"><text:span text:style-name="T8">5</text:span><text:span text:style-name="T7">) </text:span>Дополнительные декларации:</text:p>
      <text:p text:style-name="P1"/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12">Тип</text:p>
            </table:table-cell>
            <table:table-cell table:style-name="Table43.A1" office:value-type="string">
              <text:p text:style-name="P12">Назначение</text:p>
            </table:table-cell>
          </table:table-row>
        </table:table-header-rows>
        <table:table-row>
          <table:table-cell table:style-name="Table43.A2" office:value-type="string">
            <text:p text:style-name="P11"><text:span text:style-name="Source_20_Text"><text:span text:style-name="T23">pool</text:span></text:span></text:p>
          </table:table-cell>
          <table:table-cell table:style-name="Table43.B2" office:value-type="string">
            <text:p text:style-name="P7">Разные правила для IP внутри одной подсети</text:p>
          </table:table-cell>
        </table:table-row>
        <table:table-row>
          <table:table-cell table:style-name="Table43.A2" office:value-type="string">
            <text:p text:style-name="P11"><text:span text:style-name="Source_20_Text"><text:span text:style-name="T23">group</text:span></text:span></text:p>
          </table:table-cell>
          <table:table-cell table:style-name="Table43.B2" office:value-type="string">
            <text:p text:style-name="P7">Применение настроек к группе клиентов</text:p>
          </table:table-cell>
        </table:table-row>
        <table:table-row>
          <table:table-cell table:style-name="Table43.A2" office:value-type="string">
            <text:p text:style-name="P11"><text:span text:style-name="Source_20_Text"><text:span text:style-name="T23">allow/deny</text:span></text:span></text:p>
          </table:table-cell>
          <table:table-cell table:style-name="Table43.B2" office:value-type="string">
            <text:p text:style-name="P7">Разрешить или запретить выдачу IP по определённым критериям</text:p>
          </table:table-cell>
        </table:table-row>
        <table:table-row>
          <table:table-cell table:style-name="Table43.A2" office:value-type="string">
            <text:p text:style-name="P11"><text:span text:style-name="Source_20_Text"><text:span text:style-name="T23">unknown-clients</text:span></text:span></text:p>
          </table:table-cell>
          <table:table-cell table:style-name="Table43.B2" office:value-type="string">
            <text:p text:style-name="P7">Управление ответами на запросы от неизвестных клиентов</text:p>
          </table:table-cell>
        </table:table-row>
      </table:table>
      <text:p text:style-name="P1"/>
      <text:p text:style-name="P1"><text:span text:style-name="T8">6</text:span><text:span text:style-name="T7">)</text:span> DHCP-клиент (на стороне клиента)</text:p>
      <text:list text:style-name="L22">
        <text:list-item>
          <text:p text:style-name="P34">Ubuntu:</text:p>
          <text:list>
            <text:list-item>
              <text:p text:style-name="P34">Файл: </text:p>
              <text:list>
                <text:list-item>
                  <text:p text:style-name="P34">/etc/netplan/*.yaml</text:p>
                </text:list-item>
              </text:list>
            </text:list-item>
            <text:list-item>
              <text:p text:style-name="P34">Включение DHCP:</text:p>
              <text:list>
                <text:list-item>
                  <text:p text:style-name="P34">dhcp4: true</text:p>
                </text:list-item>
              </text:list>
            </text:list-item>
          </text:list>
        </text:list-item>
        <text:list-item>
          <text:p text:style-name="P34">CentOS:</text:p>
          <text:list>
            <text:list-item>
              <text:p text:style-name="P34">Конфигурационные файлы</text:p>
              <text:list>
                <text:list-item>
                  <text:p text:style-name="P34">/etc/sysconfig/network-scripts/ifcfg-enp0s3</text:p>
                </text:list-item>
              </text:list>
            </text:list-item>
            <text:list-item>
              <text:p text:style-name="P34">Пример:</text:p>
              <text:list>
                <text:list-item>
                  <text:p text:style-name="P34">BOOTPROTO="dhcp"</text:p>
                  <text:p text:style-name="P34">ONBOOT="yes"</text:p>
                </text:list-item>
              </text:list>
            </text:list-item>
          </text:list>
        </text:list-item>
      </text:list>
      <text:p text:style-name="P1"/>
      <text:p text:style-name="P1"><text:span text:style-name="T8">7</text:span><text:span text:style-name="T7">)</text:span> Проверка работы DHCP-сервера</text:p>
      <text:p text:style-name="P1"/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12">Действие</text:p>
            </table:table-cell>
            <table:table-cell table:style-name="Table44.A1" office:value-type="string">
              <text:p text:style-name="P12">Команда или файл</text:p>
            </table:table-cell>
          </table:table-row>
        </table:table-header-rows>
        <table:table-row>
          <table:table-cell table:style-name="Table44.A2" office:value-type="string">
            <text:p text:style-name="P7">Текущие активные аренды</text:p>
          </table:table-cell>
          <table:table-cell table:style-name="Table44.B2" office:value-type="string">
            <text:p text:style-name="P11"><text:span text:style-name="Source_20_Text"><text:span text:style-name="T23">dhcp-lease-list</text:span></text:span></text:p>
          </table:table-cell>
        </table:table-row>
        <table:table-row>
          <table:table-cell table:style-name="Table44.A2" office:value-type="string">
            <text:p text:style-name="P7">История арендованных IP</text:p>
          </table:table-cell>
          <table:table-cell table:style-name="Table44.B2" office:value-type="string">
            <text:p text:style-name="P11"><text:span text:style-name="Source_20_Text"><text:span text:style-name="T23">/var/lib/dhcp/dhcpd.leases</text:span></text:span></text:p>
          </table:table-cell>
        </table:table-row>
      </table:table>
      <text:p text:style-name="P1"/>
      <text:p text:style-name="P1"><text:span text:style-name="T8">8) </text:span>Контрольные вопросы</text:p>
      <text:list text:style-name="L23">
        <text:list-item>
          <text:p text:style-name="P35">Что делает параметр authoritative в dhcpd.conf?</text:p>
          <text:list>
            <text:list-item>
              <text:p text:style-name="P35">Указывает, что данный DHCP-сервер является главным в сети</text:p>
            </text:list-item>
          </text:list>
        </text:list-item>
        <text:list-item>
          <text:p text:style-name="P35">В чём разница между fixed-address и range?</text:p>
          <text:list>
            <text:list-item>
              <text:p text:style-name="P35">fixed-address — жёсткая привязка к MAC</text:p>
            </text:list-item>
            <text:list-item>
              <text:p text:style-name="P35"><text:soft-page-break/>range — диапазон для динамической выдачи</text:p>
            </text:list-item>
          </text:list>
        </text:list-item>
        <text:list-item>
          <text:p text:style-name="P35">Где хранятся активные аренды DHCP?</text:p>
          <text:list>
            <text:list-item>
              <text:p text:style-name="P35">/var/lib/dhcp/dhcpd.leases</text:p>
            </text:list-item>
          </text:list>
        </text:list-item>
        <text:list-item>
          <text:p text:style-name="P35">Как включить DHCP в Ubuntu через netplan?</text:p>
          <text:list>
            <text:list-item>
              <text:p text:style-name="P35">dhcp4: true</text:p>
            </text:list-item>
          </text:list>
        </text:list-item>
        <text:list-item>
          <text:p text:style-name="P35">Какие бывают методы назначения IP в DHCP?</text:p>
          <text:list>
            <text:list-item>
              <text:p text:style-name="P35">Manual, Automatic, Dynamic</text:p>
            </text:list-item>
          </text:list>
        </text:list-item>
      </text:list>
      <text:p text:style-name="P1"/>
      <text:p text:style-name="P1">🟢 <text:span text:style-name="T2">Linux IP </text:span><text:span text:style-name="T11">r</text:span><text:span text:style-name="T2">outing</text:span></text:p>
      <text:p text:style-name="P1"/>
      <text:p text:style-name="P10"><text:span text:style-name="T19">1)</text:span><text:span text:style-name="T13"> Базовые понятия маршрутизации</text:span></text:p>
      <text:list text:style-name="L24">
        <text:list-item>
          <text:p text:style-name="P36">Маршрутизатор — устройство с несколькими сетевыми интерфейсами, получает пакеты и на основе локальной таблицы маршрутизации решает, куда их переслать.</text:p>
        </text:list-item>
        <text:list-item>
          <text:p text:style-name="P36">Таблица маршрутизации может быть:</text:p>
          <text:list>
            <text:list-item>
              <text:p text:style-name="P36">Статической (ручная настройка)</text:p>
            </text:list-item>
            <text:list-item>
              <text:p text:style-name="P36">Динамической (через протоколы OSPF, BGP и др.)</text:p>
            </text:list-item>
          </text:list>
        </text:list-item>
        <text:list-item>
          <text:p text:style-name="P36">Принципы маршрутизации:</text:p>
          <text:list>
            <text:list-item>
              <text:p text:style-name="P36">Каждый маршрутизатор принимает решения самостоятельно на основе своей таблицы маршрутизации.</text:p>
            </text:list-item>
            <text:list-item>
              <text:p text:style-name="P36">Знание маршрута одним устройством не означает, что этот же маршрут знают другие устройства.</text:p>
            </text:list-item>
            <text:list-item>
              <text:p text:style-name="P36">Маршрут туда и обратно (return path) может отличаться.</text:p>
            </text:list-item>
          </text:list>
        </text:list-item>
      </text:list>
      <text:p text:style-name="P1"/>
      <text:p text:style-name="P1"><text:span text:style-name="T2">2</text:span><text:span text:style-name="T9">)</text:span> Статическая и динамическая маршрутизация</text:p>
      <text:list text:style-name="L25">
        <text:list-item>
          <text:p text:style-name="P37">Статическая: используется в небольших, редко меняющихся сетях, особенно для «глухих» (stub) сетей или с одним маршрутом по умолчанию.</text:p>
        </text:list-item>
        <text:list-item>
          <text:p text:style-name="P37">Динамическая: позволяет обмениваться маршрутами между роутерами и автоматически обновлять таблицу при изменениях в сети.</text:p>
        </text:list-item>
      </text:list>
      <text:p text:style-name="P1"/>
      <text:p text:style-name="P1"><text:span text:style-name="T9">3)</text:span> Включение маршрутизации в Linux</text:p>
      <text:list text:style-name="L26">
        <text:list-item>
          <text:p text:style-name="P38">На сервере маршрутизация включена, на рабочей станции — нет по умолчанию.</text:p>
        </text:list-item>
        <text:list-item>
          <text:p text:style-name="P38">Проверить:</text:p>
          <text:list>
            <text:list-item>
              <text:p text:style-name="P38">sysctl net.ipv4.conf.all.forwarding</text:p>
            </text:list-item>
          </text:list>
        </text:list-item>
        <text:list-item>
          <text:p text:style-name="P38">Включить:</text:p>
          <text:list>
            <text:list-item>
              <text:p text:style-name="P38">отредактировать /etc/sysctl.conf и перезапустить сеть или применить через sysctl -w.</text:p>
            </text:list-item>
          </text:list>
        </text:list-item>
      </text:list>
      <text:p text:style-name="P1"/>
      <text:p text:style-name="P1"><text:span text:style-name="T9">4)</text:span> Проверка таблицы маршрутизации</text:p>
      <text:list text:style-name="L27">
        <text:list-item>
          <text:p text:style-name="P39">Основные команды для просмотра:</text:p>
          <text:list>
            <text:list-item>
              <text:p text:style-name="P39">ip route show</text:p>
            </text:list-item>
            <text:list-item>
              <text:p text:style-name="P39">route</text:p>
            </text:list-item>
            <text:list-item>
              <text:p text:style-name="P39"><text:soft-page-break/>ip route sh</text:p>
            </text:list-item>
          </text:list>
        </text:list-item>
      </text:list>
      <text:p text:style-name="P1"/>
      <text:p text:style-name="P1"><text:span text:style-name="T10">5) </text:span>Проверка связности</text:p>
      <text:list text:style-name="L28">
        <text:list-item>
          <text:p text:style-name="P40">Проверить работоспособность маршрутизации:</text:p>
          <text:list>
            <text:list-item>
              <text:p text:style-name="P40">ping</text:p>
            </text:list-item>
            <text:list-item>
              <text:p text:style-name="P40">traceroute</text:p>
              <text:p text:style-name="P71"><text:span text:style-name="T13"/></text:p>
            </text:list-item>
          </text:list>
        </text:list-item>
      </text:list>
      <text:p text:style-name="P1"><text:span text:style-name="T10">6)</text:span> Временное добавление маршрутов</text:p>
      <text:list text:style-name="L29">
        <text:list-item>
          <text:p text:style-name="P41">Добавить маршрут (временно):</text:p>
          <text:list>
            <text:list-item>
              <text:p text:style-name="P41">ip route add &lt;network_ip&gt;/&lt;cidr&gt; via &lt;gateway_ip&gt; [metric &lt;metric&gt;]</text:p>
            </text:list-item>
          </text:list>
        </text:list-item>
        <text:list-item>
          <text:p text:style-name="P41">Просмотреть соседей (next hop):</text:p>
          <text:list>
            <text:list-item>
              <text:p text:style-name="P41">ip neighbors</text:p>
            </text:list-item>
          </text:list>
        </text:list-item>
      </text:list>
      <text:p text:style-name="P1"/>
      <text:p text:style-name="P1"><text:span text:style-name="T10">7)</text:span> Приоритеты маршрутов</text:p>
      <text:list text:style-name="L30">
        <text:list-item>
          <text:p text:style-name="P42">Если есть несколько маршрутов к одной сети, действует:</text:p>
          <text:list>
            <text:list-item>
              <text:p text:style-name="P42">Правило самого длинного совпадения (longest match): </text:p>
              <text:list>
                <text:list-item>
                  <text:p text:style-name="P42">наиболее специфичная сеть (с наибольшим префиксом)</text:p>
                </text:list-item>
              </text:list>
            </text:list-item>
            <text:list-item>
              <text:p text:style-name="P42">Правило наименьшего метрика (lowest metric): </text:p>
              <text:list>
                <text:list-item>
                  <text:p text:style-name="P42">чем меньше метрика, тем выше приоритет маршрута</text:p>
                </text:list-item>
              </text:list>
            </text:list-item>
            <text:list-item>
              <text:p text:style-name="P42">Equal cost load balancing: </text:p>
              <text:list>
                <text:list-item>
                  <text:p text:style-name="P42">балансировка между маршрутами с одинаковой стоимостью</text:p>
                </text:list-item>
              </text:list>
            </text:list-item>
          </text:list>
        </text:list-item>
      </text:list>
      <text:p text:style-name="P1"/>
      <text:p text:style-name="P1"><text:span text:style-name="T10">8) </text:span>Поле metric</text:p>
      <text:list text:style-name="L31">
        <text:list-item>
          <text:p text:style-name="P43">Используется для выбора лучшего маршрута, если есть несколько совпадающих. </text:p>
        </text:list-item>
        <text:list-item>
          <text:p text:style-name="P43">Чем меньше значение metric — тем лучше (выше приоритет).</text:p>
        </text:list-item>
      </text:list>
      <text:p text:style-name="P1"/>
      <text:p text:style-name="P1"><text:span text:style-name="T10">9) </text:span>Постоянная маршрутизация</text:p>
      <text:list text:style-name="L32">
        <text:list-item>
          <text:p text:style-name="P44">Ubuntu (начиная с 18.04)</text:p>
          <text:list>
            <text:list-item>
              <text:p text:style-name="P44">использовать Netplan для прописывания маршрутов в YAML-конфиге.</text:p>
            </text:list-item>
          </text:list>
        </text:list-item>
        <text:list-item>
          <text:p text:style-name="P44">Ubuntu legacy (до 18.04): </text:p>
          <text:list>
            <text:list-item>
              <text:p text:style-name="P44">добавлять команды route add в /etc/network/interfaces.</text:p>
            </text:list-item>
          </text:list>
        </text:list-item>
        <text:list-item>
          <text:p text:style-name="P44">RHEL/CentOS: </text:p>
          <text:list>
            <text:list-item>
              <text:p text:style-name="P44">для каждого интерфейса отдельный файл вида</text:p>
              <text:list>
                <text:list-item>
                  <text:p text:style-name="P44">etc/sysconfig/network-scripts/route-&lt;interface_name&gt;, где сохраняются статические маршруты.</text:p>
                </text:list-item>
                <text:list-item>
                  <text:p text:style-name="P44">Также возможно использование nmcli для задания маршрутов и применения через systemctl restart network.</text:p>
                </text:list-item>
              </text:list>
            </text:list-item>
          </text:list>
        </text:list-item>
      </text:list>
      <text:p text:style-name="P1"/>
      <text:p text:style-name="P1"><text:span text:style-name="T10">10)</text:span> Динамическая маршрутизация</text:p>
      <text:list text:style-name="L33">
        <text:list-item>
          <text:p text:style-name="P45">Для автоматического обмена маршрутами и поддержания актуальной таблицы используются сервисы, например, Quagga:</text:p>
        </text:list-item>
        <text:list-item>
          <text:p text:style-name="P45">Поддерживает OSPF, RIP, BGP</text:p>
        </text:list-item>
        <text:list-item>
          <text:p text:style-name="P45">Конфигурационные файлы для каждого протокола отдельно</text:p>
          <text:list>
            <text:list-item>
              <text:p text:style-name="P45"><text:soft-page-break/>/etc/quagga/ospfd.conf, /etc/quagga/bgpd.conf и др.</text:p>
            </text:list-item>
          </text:list>
        </text:list-item>
      </text:list>
      <text:p text:style-name="P1"/>
      <text:p text:style-name="P1"><text:span text:style-name="T10">11) </text:span>Пример конфигов</text:p>
      <text:list text:style-name="L34">
        <text:list-item>
          <text:p text:style-name="P46">Для Netplan (Ubuntu ≥ 18.04):</text:p>
          <text:list>
            <text:list-header>
              <text:p text:style-name="P46">network:</text:p>
            </text:list-header>
          </text:list>
          <text:p text:style-name="P46"><text:s text:c="6"/><text:tab/>version: 2</text:p>
          <text:p text:style-name="P46"><text:s text:c="2"/><text:tab/>ethernets:</text:p>
          <text:p text:style-name="P46"><text:s text:c="4"/><text:tab/>enp0s3:</text:p>
          <text:p text:style-name="P46"><text:s text:c="6"/><text:tab/>addresses: [192.168.1.100/24]</text:p>
          <text:p text:style-name="P46"><text:s text:c="6"/><text:tab/>gateway4: 192.168.1.1</text:p>
          <text:p text:style-name="P46"><text:s text:c="6"/><text:tab/>routes:</text:p>
          <text:p text:style-name="P46"><text:s text:c="8"/><text:tab/><text:tab/>- to: 10.0.3.0/24</text:p>
          <text:p text:style-name="P46"><text:s text:c="9"/><text:tab/><text:tab/>via: 10.0.2.1</text:p>
        </text:list-item>
        <text:list-item>
          <text:p text:style-name="P46">Для CentOS/RHEL:</text:p>
          <text:list>
            <text:list-item>
              <text:p text:style-name="P46">Файл /etc/sysconfig/network-scripts/route-enp0s3:</text:p>
              <text:list>
                <text:list-item>
                  <text:p text:style-name="P46">10.0.3.0/24 via 10.0.2.1</text:p>
                </text:list-item>
              </text:list>
            </text:list-item>
            <text:list-item>
              <text:p text:style-name="P46">Через nmcli:</text:p>
              <text:list>
                <text:list-item>
                  <text:p text:style-name="P46">nmcli connection modify &lt;conn-name&gt; ipv4.routes "10.0.6.0/24 10.0.5.1"</text:p>
                </text:list-item>
                <text:list-item>
                  <text:p text:style-name="P46">systemctl restart network</text:p>
                </text:list-item>
              </text:list>
            </text:list-item>
          </text:list>
        </text:list-item>
      </text:list>
      <text:p text:style-name="P1"/>
      <text:p text:style-name="P1"><text:span text:style-name="T10">12) </text:span>Удаление пакета маршрутизатором</text:p>
      <text:list text:style-name="L35">
        <text:list-item>
          <text:p text:style-name="P47">Если TTL пакета стал равен нулю, или IP header checksum не прошёл проверку, либо нет маршрута — пакет отбрасывается, а в некоторых случаях отправляется ICMP сообщение (например, Time Exceeded или Destination Unreachable).</text:p>
        </text:list-item>
      </text:list>
      <text:p text:style-name="P1"/>
      <text:p text:style-name="P1"><text:span text:style-name="T10">13) </text:span>Правила и файлы конфигурации</text:p>
      <text:list text:style-name="L36">
        <text:list-item>
          <text:p text:style-name="P48">Статические маршруты для CentOS/RHEL сохраняются</text:p>
          <text:list>
            <text:list-item>
              <text:p text:style-name="P48">/etc/sysconfig/network-scripts/route-&lt;interface_name&gt;</text:p>
            </text:list-item>
          </text:list>
        </text:list-item>
        <text:list-item>
          <text:p text:style-name="P48">Для Ubuntu ≥ 18.04</text:p>
          <text:list>
            <text:list-item>
              <text:p text:style-name="P48">/etc/netplan/*.yaml</text:p>
            </text:list-item>
          </text:list>
        </text:list-item>
        <text:list-item>
          <text:p text:style-name="P48">Для Ubuntu &lt; 18.04</text:p>
          <text:list>
            <text:list-item>
              <text:p text:style-name="P48">/etc/network/interfaces</text:p>
            </text:list-item>
          </text:list>
        </text:list-item>
      </text:list>
      <text:p text:style-name="P10"><text:span text:style-name="T13"/></text:p>
      <text:p text:style-name="P10"><text:span text:style-name="T13">🟢 </text:span><text:span text:style-name="T17">Linux Network Troubleshooting</text:span></text:p>
      <text:p text:style-name="P10"><text:span text:style-name="T13"/></text:p>
      <text:p text:style-name="P10"><text:span text:style-name="T20">1)</text:span><text:span text:style-name="T13"> Документирование сети и подготовка к поиску неисправностей</text:span></text:p>
      <text:list text:style-name="L37">
        <text:list-item>
          <text:p text:style-name="P49">Документирование — это основа грамотного администрирования и диагностики.</text:p>
        </text:list-item>
        <text:list-item>
          <text:p text:style-name="P49">Вся важная информация должна быть зафиксирована:</text:p>
          <text:list>
            <text:list-item>
              <text:p text:style-name="P49">Топология сети — наглядная карта всех сегментов, маршрутизаторов, шлюзов, серверов, с ролями и IP-адресами.</text:p>
            </text:list-item>
            <text:list-item>
              <text:p text:style-name="P49">Таблицы конфигураций конечных устройств (End-system Configuration Table):</text:p>
              <text:list>
                <text:list-item>
                  <text:p text:style-name="P49"><text:soft-page-break/>Имя устройства (назначение)</text:p>
                </text:list-item>
                <text:list-item>
                  <text:p text:style-name="P49">ОС и версия</text:p>
                </text:list-item>
                <text:list-item>
                  <text:p text:style-name="P49">Интерфейс, MAC, IP-адрес</text:p>
                </text:list-item>
                <text:list-item>
                  <text:p text:style-name="P49">Маска подсети, шлюз, DNS-сервер</text:p>
                </text:list-item>
              </text:list>
            </text:list-item>
            <text:list-item>
              <text:p text:style-name="P49">Почему важно?</text:p>
              <text:list>
                <text:list-item>
                  <text:p text:style-name="P49">Это даёт быстрый доступ к информации, упрощает поиск узких мест и экономит время при сбоях.</text:p>
                </text:list-item>
              </text:list>
            </text:list-item>
          </text:list>
        </text:list-item>
      </text:list>
      <text:p text:style-name="P10"><text:span text:style-name="T13"/></text:p>
      <text:p text:style-name="P10"><text:span text:style-name="T20">2)</text:span><text:span text:style-name="T13"> Общая процедура устранения неисправностей</text:span></text:p>
      <text:list text:style-name="L38">
        <text:list-item>
          <text:p text:style-name="P50">Сбор симптомов</text:p>
          <text:list>
            <text:list-item>
              <text:p text:style-name="P50">Внимательно собираются все проявления проблемы: что не работает, где, когда, на каких устройствах.</text:p>
            </text:list-item>
            <text:list-item>
              <text:p text:style-name="P50">Фиксация жалоб пользователей, логов системы, сетевых событий.</text:p>
            </text:list-item>
          </text:list>
        </text:list-item>
        <text:list-item>
          <text:p text:style-name="P50">Изоляция проблемы (Problem isolation)</text:p>
          <text:list>
            <text:list-item>
              <text:p text:style-name="P50">Последовательно устраняются переменные: исключение лишних факторов, пока не останется одна истинная причина.</text:p>
            </text:list-item>
            <text:list-item>
              <text:p text:style-name="P50">Пример: временно отключить подозрительный сегмент, проверить кабели, заменить порт, сменить интерфейс.</text:p>
            </text:list-item>
          </text:list>
        </text:list-item>
        <text:list-item>
          <text:p text:style-name="P50">Внедрение решения</text:p>
          <text:list>
            <text:list-item>
              <text:p text:style-name="P50">После точной диагностики — применение корректирующих мер (перезапуск службы, замена оборудования, изменение конфигов).</text:p>
            </text:list-item>
            <text:list-item>
              <text:p text:style-name="P50">Проверка эффекта: тестирование доступности, функциональности.</text:p>
            </text:list-item>
          </text:list>
        </text:list-item>
        <text:list-item>
          <text:p text:style-name="P50">Документирование результата</text:p>
          <text:list>
            <text:list-item>
              <text:p text:style-name="P50">Подробная запись: в чём была причина, как исправили, что помогло, советы на будущее.</text:p>
            </text:list-item>
            <text:list-item>
              <text:p text:style-name="P50">Внесение изменений в топологию и конфиги.</text:p>
            </text:list-item>
          </text:list>
        </text:list-item>
      </text:list>
      <text:p text:style-name="P10"><text:span text:style-name="T13"/></text:p>
      <text:p text:style-name="P10"><text:span text:style-name="T20">3) </text:span><text:span text:style-name="T13">Использование сетевых моделей для диагностики</text:span></text:p>
      <text:list text:style-name="L39">
        <text:list-item>
          <text:p text:style-name="P51">Анализировать проблему по слоям OSI/TCP-IP:</text:p>
          <text:list>
            <text:list-item>
              <text:p text:style-name="P51">Физика: </text:p>
              <text:list>
                <text:list-item>
                  <text:p text:style-name="P51">кабель, порт, питание, соединение</text:p>
                </text:list-item>
              </text:list>
            </text:list-item>
            <text:list-item>
              <text:p text:style-name="P51">Канальный: </text:p>
              <text:list>
                <text:list-item>
                  <text:p text:style-name="P51">MAC-адреса, ARP, VLAN, duplex/speed</text:p>
                </text:list-item>
              </text:list>
            </text:list-item>
            <text:list-item>
              <text:p text:style-name="P51">Сеть: </text:p>
              <text:list>
                <text:list-item>
                  <text:p text:style-name="P51">IP, маршрутизация, маски, TTL, ICMP</text:p>
                </text:list-item>
              </text:list>
            </text:list-item>
            <text:list-item>
              <text:p text:style-name="P51">Транспорт: </text:p>
              <text:list>
                <text:list-item>
                  <text:p text:style-name="P51">TCP/UDP, порты, firewall</text:p>
                </text:list-item>
              </text:list>
            </text:list-item>
            <text:list-item>
              <text:p text:style-name="P51">Сессия/приложение: </text:p>
              <text:list>
                <text:list-item>
                  <text:p text:style-name="P51">сервисы, DNS, HTTP, почта и т. д.</text:p>
                </text:list-item>
              </text:list>
            </text:list-item>
          </text:list>
        </text:list-item>
        <text:list-item>
          <text:p text:style-name="P51">Для аппаратных проблем — фокус на нижние слои, для программных — на верхние.</text:p>
        </text:list-item>
      </text:list>
      <text:p text:style-name="P10"><text:span text:style-name="T13"/></text:p>
      <text:p text:style-name="P10"><text:soft-page-break/><text:span text:style-name="T20">4) </text:span><text:span text:style-name="T13">Инструменты Linux для мониторинга и диагностики</text:span></text:p>
      <text:list text:style-name="L40">
        <text:list-item>
          <text:p text:style-name="P52">ping</text:p>
          <text:list>
            <text:list-item>
              <text:p text:style-name="P52">Проверяет, доступен ли удалённый узел.</text:p>
            </text:list-item>
            <text:list-item>
              <text:p text:style-name="P52">Показывает задержку (RTT), количество hops, факт доступности.</text:p>
            </text:list-item>
            <text:list-item>
              <text:p text:style-name="P52">ICMP Echo-запросы, работает везде.</text:p>
            </text:list-item>
          </text:list>
        </text:list-item>
        <text:list-item>
          <text:p text:style-name="P72"><text:span text:style-name="T14">t</text:span><text:span text:style-name="T13">raceroute</text:span></text:p>
          <text:list>
            <text:list-item>
              <text:p text:style-name="P52">Последовательно определяет маршрут пакета через всю сеть.</text:p>
            </text:list-item>
            <text:list-item>
              <text:p text:style-name="P52">Показывает каждый промежуточный hop, где может происходить задержка или разрыв.</text:p>
            </text:list-item>
          </text:list>
        </text:list-item>
        <text:list-item>
          <text:p text:style-name="P72"><text:span text:style-name="T14">m</text:span><text:span text:style-name="T13">tr</text:span></text:p>
          <text:list>
            <text:list-item>
              <text:p text:style-name="P52">Сочетает возможности ping и traceroute.</text:p>
            </text:list-item>
            <text:list-item>
              <text:p text:style-name="P52">Отображает маршрут и статистику по каждому узлу в реальном времени.</text:p>
            </text:list-item>
          </text:list>
        </text:list-item>
        <text:list-item>
          <text:p text:style-name="P72"><text:span text:style-name="T14">n</text:span><text:span text:style-name="T13">etstat</text:span></text:p>
          <text:list>
            <text:list-item>
              <text:p text:style-name="P52">Выводит все открытые соединения, занятые порты, статистику протоколов.</text:p>
            </text:list-item>
            <text:list-item>
              <text:p text:style-name="P52">Можно выяснить, какие процессы используют сеть.</text:p>
            </text:list-item>
          </text:list>
        </text:list-item>
        <text:list-item>
          <text:p text:style-name="P52">dig, host, nslookup </text:p>
          <text:list>
            <text:list-item>
              <text:p text:style-name="P52">Инструменты для работы с DNS.</text:p>
            </text:list-item>
            <text:list-item>
              <text:p text:style-name="P52">Позволяют узнать IP по имени, имя по IP, детали о серверах DNS.</text:p>
            </text:list-item>
          </text:list>
        </text:list-item>
        <text:list-item>
          <text:p text:style-name="P72"><text:span text:style-name="T14">a</text:span><text:span text:style-name="T13">rp</text:span></text:p>
          <text:list>
            <text:list-item>
              <text:p text:style-name="P52">Показывает ARP-таблицу (IP ↔ MAC), помогает выявить ошибки на уровне локальной сети.</text:p>
            </text:list-item>
          </text:list>
        </text:list-item>
        <text:list-item>
          <text:p text:style-name="P72"><text:span text:style-name="T14">n</text:span><text:span text:style-name="T13">map</text:span></text:p>
          <text:list>
            <text:list-item>
              <text:p text:style-name="P52">Сканирует сеть на открытые порты, сервисы, уязвимости.</text:p>
            </text:list-item>
            <text:list-item>
              <text:p text:style-name="P52">Используется для аудита и поиска живых хостов.</text:p>
            </text:list-item>
          </text:list>
        </text:list-item>
        <text:list-item>
          <text:p text:style-name="P72"><text:span text:style-name="T14">t</text:span><text:span text:style-name="T13">cpdump</text:span></text:p>
          <text:list>
            <text:list-item>
              <text:p text:style-name="P52">Захватывает и анализирует сетевые пакеты.</text:p>
            </text:list-item>
            <text:list-item>
              <text:p text:style-name="P52">Позволяет детально посмотреть, что реально передаётся в сети, выявить аномалии, ошибки, атаки.</text:p>
            </text:list-item>
          </text:list>
        </text:list-item>
      </text:list>
      <text:p text:style-name="P10"><text:span text:style-name="T13"/></text:p>
      <text:p text:style-name="P10"><text:span text:style-name="T20">5) </text:span><text:span text:style-name="T13">Примеры диагностических шагов</text:span></text:p>
      <text:list text:style-name="L41">
        <text:list-item>
          <text:p text:style-name="P53">Проверить физическую целостность (светодиоды, кабели, порты).</text:p>
        </text:list-item>
        <text:list-item>
          <text:p text:style-name="P53">Использовать ping для определения доступности узла/сети.</text:p>
        </text:list-item>
        <text:list-item>
          <text:p text:style-name="P53">Запустить traceroute/mtr, чтобы узнать, на каком участке есть обрыв.</text:p>
        </text:list-item>
        <text:list-item>
          <text:p text:style-name="P53">Проверить netstat — какие соединения открыты, есть ли подозрительные процессы.</text:p>
        </text:list-item>
        <text:list-item>
          <text:p text:style-name="P53">Проверить настройки DNS с помощью dig/host/nslookup.</text:p>
        </text:list-item>
        <text:list-item>
          <text:p text:style-name="P53">Проанализировать arp-таблицу — нет ли конфликтов MAC-адресов.</text:p>
        </text:list-item>
        <text:list-item>
          <text:p text:style-name="P53">Если нужно — использовать tcpdump для анализа сетевого трафика на конкретном интерфейсе.</text:p>
        </text:list-item>
      </text:list>
      <text:p text:style-name="P10"><text:span text:style-name="T13"/></text:p>
      <text:p text:style-name="P10"><text:span text:style-name="T20">6)</text:span><text:span text:style-name="T13"> Контрольные вопросы и важные нюансы</text:span></text:p>
      <text:list text:style-name="L42">
        <text:list-item>
          <text:p text:style-name="P54"><text:soft-page-break/>Problem isolation — это последовательное исключение факторов, чтобы выявить истинную причину проблемы.</text:p>
        </text:list-item>
        <text:list-item>
          <text:p text:style-name="P54">ping позволяет узнать, доступен ли удалённый узел и сколько времени занимает обмен.</text:p>
        </text:list-item>
        <text:list-item>
          <text:p text:style-name="P54">netstat показывает все сетевые соединения и порты.</text:p>
        </text:list-item>
        <text:list-item>
          <text:p text:style-name="P54">dig, host, nslookup дают информацию о разрешении доменных имён.</text:p>
        </text:list-item>
        <text:list-item>
          <text:p text:style-name="P54">Важно всё фиксировать и после устранения — обновлять документацию.</text:p>
        </text:list-item>
      </text:list>
      <text:p text:style-name="P10"><text:span text:style-name="T13"/></text:p>
      <text:p text:style-name="P10"><text:span text:style-name="T13">🟢 </text:span><text:span text:style-name="T17">Linux Firewall &amp; NAT</text:span></text:p>
      <text:p text:style-name="P10"><text:span text:style-name="T13"/></text:p>
      <text:p text:style-name="P10"><text:span text:style-name="T21">1)</text:span><text:span text:style-name="T13"> Обзор firewall-технологий</text:span></text:p>
      <text:list text:style-name="L43">
        <text:list-item>
          <text:p text:style-name="P55">Firewall — это сетевой экран (система контроля доступа), который анализирует, фильтрует и пропускает или блокирует сетевые пакеты на основании набора правил.</text:p>
        </text:list-item>
        <text:list-item>
          <text:p text:style-name="P55">Основные задачи firewall:</text:p>
          <text:list>
            <text:list-item>
              <text:p text:style-name="P55">Создать границу между доверенной и недоверенной сетями (например, между корпоративной сетью и Интернетом)</text:p>
            </text:list-item>
            <text:list-item>
              <text:p text:style-name="P55">Контролировать доступ между сегментами внутри одной организации (DMZ, серверная зона, рабочие станции)</text:p>
            </text:list-item>
            <text:list-item>
              <text:p text:style-name="P55">Обеспечивать запись (логи) всех попыток доступа и атак</text:p>
            </text:list-item>
          </text:list>
        </text:list-item>
        <text:list-item>
          <text:p text:style-name="P55">Ключевые характеристики:</text:p>
          <text:list>
            <text:list-item>
              <text:p text:style-name="P55">Physical barrier — физическая или виртуальная граница, через которую не может пройти нежелательный трафик</text:p>
            </text:list-item>
            <text:list-item>
              <text:p text:style-name="P55">Multi-purpose — firewall может выполнять функции маршрутизатора, NAT, прокси, фильтрации по содержимому, балансировки и т. д.</text:p>
            </text:list-item>
            <text:list-item>
              <text:p text:style-name="P55">Single transit point — часто firewall — это единственная точка транзита между сетями, всё проходит только через него</text:p>
            </text:list-item>
            <text:list-item>
              <text:p text:style-name="P55">Flexible security policies — настраиваемые политики для разных групп, сервисов, зон</text:p>
            </text:list-item>
          </text:list>
        </text:list-item>
      </text:list>
      <text:p text:style-name="P10"><text:span text:style-name="T13"/></text:p>
      <text:p text:style-name="P10"><text:span text:style-name="T21">2) </text:span><text:span text:style-name="T13">Основные типы firewall</text:span></text:p>
      <text:list text:style-name="L44">
        <text:list-item>
          <text:p text:style-name="P56">Packet-filtering firewall</text:p>
          <text:list>
            <text:list-item>
              <text:p text:style-name="P56">Самый базовый тип, фильтрует пакеты по адресу источника, назначения, номеру порта, протоколу (TCP, UDP, ICMP), обычно работает на 3–4 уровне OSI.</text:p>
            </text:list-item>
            <text:list-item>
              <text:p text:style-name="P56">Чаще всего реализован в виде маршрутизатора или отдельного устройства.</text:p>
            </text:list-item>
          </text:list>
        </text:list-item>
        <text:list-item>
          <text:p text:style-name="P56">Stateful firewall</text:p>
          <text:list>
            <text:list-item>
              <text:p text:style-name="P56">Не только фильтрует по правилам, но и отслеживает состояние соединения. </text:p>
            </text:list-item>
            <text:list-item>
              <text:p text:style-name="P56">Может анализировать фазы соединения (инициация, передача, завершение), и принимать решения исходя из контекста.</text:p>
            </text:list-item>
            <text:list-item>
              <text:p text:style-name="P56"><text:soft-page-break/>Например, если разрешено исходящее соединение, то разрешается и обратный входящий трафик по тому же соединению.</text:p>
            </text:list-item>
          </text:list>
        </text:list-item>
        <text:list-item>
          <text:p text:style-name="P56">Application gateway firewall (proxy firewall)</text:p>
          <text:list>
            <text:list-item>
              <text:p text:style-name="P56">Анализирует трафик не только на сетевом и транспортном уровне, но и на уровне приложений (HTTP, FTP, SMTP). </text:p>
            </text:list-item>
            <text:list-item>
              <text:p text:style-name="P56">Может фильтровать запросы к конкретным ресурсам, анализировать содержимое, предотвращать вредоносные запросы.</text:p>
            </text:list-item>
          </text:list>
        </text:list-item>
        <text:list-item>
          <text:p text:style-name="P56">Host-based firewall</text:p>
          <text:list>
            <text:list-item>
              <text:p text:style-name="P56">Фаервол работает как программа на самом сервере или рабочей станции, защищает только этот хост.</text:p>
            </text:list-item>
          </text:list>
        </text:list-item>
        <text:list-item>
          <text:p text:style-name="P56">Transparent firewall</text:p>
          <text:list>
            <text:list-item>
              <text:p text:style-name="P56">Особенность — не изменяет заголовки IP-пакетов, работает между двумя bridge-интерфейсами, фильтрует трафик прозрачно, так что конечные узлы «не замечают» его существования.</text:p>
            </text:list-item>
          </text:list>
        </text:list-item>
      </text:list>
      <text:p text:style-name="P10"><text:span text:style-name="T13"/></text:p>
      <text:p text:style-name="P10"><text:span text:style-name="T21">3)</text:span><text:span text:style-name="T13"> Принципы packet filtering (фильтрация пакетов)</text:span></text:p>
      <text:list text:style-name="L45">
        <text:list-item>
          <text:p text:style-name="P57">Каждое правило анализирует одно или несколько полей пакета (IP адрес, порт, протокол).</text:p>
        </text:list-item>
        <text:list-item>
          <text:p text:style-name="P57">Действие — разрешить или запретить (accept/drop/reject).</text:p>
        </text:list-item>
        <text:list-item>
          <text:p text:style-name="P57">Правила применяются по порядку:</text:p>
          <text:list>
            <text:list-item>
              <text:p text:style-name="P57">Сначала первое, если не подошло — второе и так далее до первого совпадения.</text:p>
            </text:list-item>
            <text:list-item>
              <text:p text:style-name="P57">После выполнения действия — дальнейшая проверка останавливается.</text:p>
            </text:list-item>
          </text:list>
        </text:list-item>
        <text:list-item>
          <text:p text:style-name="P57">В конце всегда есть правило по умолчанию (обычно drop).</text:p>
        </text:list-item>
        <text:list-item>
          <text:p text:style-name="P57">Пример:</text:p>
          <text:list>
            <text:list-item>
              <text:p text:style-name="P57">deny source IP 10.1.10.1/32</text:p>
            </text:list-item>
            <text:list-item>
              <text:p text:style-name="P57">allow source IP 10.1.10.0/24</text:p>
            </text:list-item>
            <text:list-item>
              <text:p text:style-name="P57">deny source IP 10.1.0.0/16</text:p>
            </text:list-item>
            <text:list-item>
              <text:p text:style-name="P57">allow source IP 10.0.0.0/8</text:p>
            </text:list-item>
            <text:list-item>
              <text:p text:style-name="P57">deny source IP 0.0.0.0/0</text:p>
            </text:list-item>
          </text:list>
        </text:list-item>
      </text:list>
      <text:p text:style-name="P10"><text:span text:style-name="T13"/></text:p>
      <text:p text:style-name="P10"><text:span text:style-name="T21">4) </text:span><text:span text:style-name="T13">Как работает stateful firewall</text:span></text:p>
      <text:list text:style-name="L46">
        <text:list-item>
          <text:p text:style-name="P58">Запоминает все активные соединения и их состояние.</text:p>
        </text:list-item>
        <text:list-item>
          <text:p text:style-name="P58">На каждый новый пакет смотрит, связан ли он с уже разрешённым соединением (например, ответ на твой исходящий запрос).</text:p>
        </text:list-item>
        <text:list-item>
          <text:p text:style-name="P58">Может блокировать отдельные типы атак (например, повторная попытка установить уже закрытое соединение).</text:p>
        </text:list-item>
      </text:list>
      <text:p text:style-name="P10"><text:span text:style-name="T13"/></text:p>
      <text:p text:style-name="P10"><text:span text:style-name="T21">5)</text:span><text:span text:style-name="T13"> Пример DMZ (демилитаризованная зона)</text:span></text:p>
      <text:list text:style-name="L47">
        <text:list-item>
          <text:p text:style-name="P59">DMZ — отдельная подсеть, куда помещают внешние сервисы (веб-серверы, почтовые, DNS).</text:p>
        </text:list-item>
        <text:list-item>
          <text:p text:style-name="P59"><text:soft-page-break/>Защитный механизм: если злоумышленник взломал сервер в DMZ, он не попадает сразу во внутреннюю сеть — трафик идёт через отдельные firewall-правила.</text:p>
        </text:list-item>
      </text:list>
      <text:p text:style-name="P10"><text:span text:style-name="T13"/></text:p>
      <text:p text:style-name="P10"><text:span text:style-name="T21">6)</text:span><text:span text:style-name="T13"> Практические рекомендации</text:span></text:p>
      <text:list text:style-name="L48">
        <text:list-item>
          <text:p text:style-name="P60">Firewall ставить только на границе зон безопасности.</text:p>
        </text:list-item>
        <text:list-item>
          <text:p text:style-name="P60">Стратегия: по умолчанию запрещать всё, разрешать только нужное.</text:p>
        </text:list-item>
        <text:list-item>
          <text:p text:style-name="P60">Регулярно проверять логи firewall.</text:p>
        </text:list-item>
        <text:list-item>
          <text:p text:style-name="P60">Не полагаться только на firewall: комплексная защита включает обновления, контроль доступа, антивирус, резервные копии.</text:p>
        </text:list-item>
      </text:list>
      <text:p text:style-name="P10"><text:span text:style-name="T13"/></text:p>
      <text:p text:style-name="P10"><text:span text:style-name="T21">7)</text:span><text:span text:style-name="T13"> Linux Firewall — iptables</text:span></text:p>
      <text:list text:style-name="L49">
        <text:list-item>
          <text:p text:style-name="P61">Общая архитектура</text:p>
          <text:list>
            <text:list-item>
              <text:p text:style-name="P61">iptables — основной инструмент управления фильтрацией и NAT в Linux.</text:p>
            </text:list-item>
            <text:list-item>
              <text:p text:style-name="P61">Работает поверх ядра Linux через систему netfilter.</text:p>
            </text:list-item>
            <text:list-item>
              <text:p text:style-name="P61">Взаимодействует через четыре основные таблицы:</text:p>
              <text:list>
                <text:list-item>
                  <text:p text:style-name="P61">filter (основная)</text:p>
                </text:list-item>
                <text:list-item>
                  <text:p text:style-name="P61">nat (для NAT/PAT)</text:p>
                </text:list-item>
                <text:list-item>
                  <text:p text:style-name="P61">mangle (для изменения заголовков)</text:p>
                </text:list-item>
                <text:list-item>
                  <text:p text:style-name="P61">raw (для специальных случаев, обход трекинга)</text:p>
                </text:list-item>
              </text:list>
            </text:list-item>
          </text:list>
        </text:list-item>
        <text:list-item>
          <text:p text:style-name="P61">Цепочки (chains) внутри таблиц:</text:p>
          <text:p text:style-name="P73"><text:span text:style-name="T15"/></text:p>
        </text:list-item>
      </text:list>
      <table:table table:name="Table45" table:style-name="Table45">
        <table:table-column table:style-name="Table45.A"/>
        <table:table-column table:style-name="Table45.B"/>
        <table:table-column table:style-name="Table45.C"/>
        <table:table-header-rows>
          <table:table-row>
            <table:table-cell table:style-name="Table45.A1" office:value-type="string">
              <text:p text:style-name="P12">Таблица</text:p>
            </table:table-cell>
            <table:table-cell table:style-name="Table45.A1" office:value-type="string">
              <text:p text:style-name="P12">Цепочка</text:p>
            </table:table-cell>
            <table:table-cell table:style-name="Table45.A1" office:value-type="string">
              <text:p text:style-name="P12">Назначение</text:p>
            </table:table-cell>
          </table:table-row>
        </table:table-header-rows>
        <table:table-row>
          <table:table-cell table:style-name="Table45.A2" office:value-type="string">
            <text:p text:style-name="P7">filter</text:p>
          </table:table-cell>
          <table:table-cell table:style-name="Table45.B2" office:value-type="string">
            <text:p text:style-name="P7">INPUT</text:p>
          </table:table-cell>
          <table:table-cell table:style-name="Table45.C2" office:value-type="string">
            <text:p text:style-name="P7">Трафик, приходящий на сам хост</text:p>
          </table:table-cell>
        </table:table-row>
        <table:table-row>
          <table:table-cell table:style-name="Table45.A2" office:value-type="string">
            <text:p text:style-name="P7">filter</text:p>
          </table:table-cell>
          <table:table-cell table:style-name="Table45.B2" office:value-type="string">
            <text:p text:style-name="P7">OUTPUT</text:p>
          </table:table-cell>
          <table:table-cell table:style-name="Table45.C2" office:value-type="string">
            <text:p text:style-name="P7">Трафик, исходящий с хоста</text:p>
          </table:table-cell>
        </table:table-row>
        <table:table-row>
          <table:table-cell table:style-name="Table45.A2" office:value-type="string">
            <text:p text:style-name="P7">filter</text:p>
          </table:table-cell>
          <table:table-cell table:style-name="Table45.B2" office:value-type="string">
            <text:p text:style-name="P7">FORWARD</text:p>
          </table:table-cell>
          <table:table-cell table:style-name="Table45.C2" office:value-type="string">
            <text:p text:style-name="P7">Трафик, проходящий через хост</text:p>
          </table:table-cell>
        </table:table-row>
        <table:table-row>
          <table:table-cell table:style-name="Table45.A2" office:value-type="string">
            <text:p text:style-name="P7">nat</text:p>
          </table:table-cell>
          <table:table-cell table:style-name="Table45.B2" office:value-type="string">
            <text:p text:style-name="P7">PREROUTING</text:p>
          </table:table-cell>
          <table:table-cell table:style-name="Table45.C2" office:value-type="string">
            <text:p text:style-name="P7">До маршрутизации (обычно DNAT)</text:p>
          </table:table-cell>
        </table:table-row>
        <table:table-row>
          <table:table-cell table:style-name="Table45.A2" office:value-type="string">
            <text:p text:style-name="P7">nat</text:p>
          </table:table-cell>
          <table:table-cell table:style-name="Table45.B2" office:value-type="string">
            <text:p text:style-name="P7">POSTROUTING</text:p>
          </table:table-cell>
          <table:table-cell table:style-name="Table45.C2" office:value-type="string">
            <text:p text:style-name="P7">После маршрутизации (обычно SNAT, PAT)</text:p>
          </table:table-cell>
        </table:table-row>
        <table:table-row>
          <table:table-cell table:style-name="Table45.A2" office:value-type="string">
            <text:p text:style-name="P7">nat</text:p>
          </table:table-cell>
          <table:table-cell table:style-name="Table45.B2" office:value-type="string">
            <text:p text:style-name="P7">OUTPUT</text:p>
          </table:table-cell>
          <table:table-cell table:style-name="Table45.C2" office:value-type="string">
            <text:p text:style-name="P7">Для локальных процессов</text:p>
          </table:table-cell>
        </table:table-row>
      </table:table>
      <text:p text:style-name="P10"><text:span text:style-name="T13"/></text:p>
      <text:list text:style-name="L50">
        <text:list-item>
          <text:p text:style-name="P62">Правила (rules) и цели (targets)</text:p>
          <text:list>
            <text:list-item>
              <text:p text:style-name="P62">Каждое правило определяет критерии (адреса, порты, протоколы) и действие (target):</text:p>
              <text:list>
                <text:list-item>
                  <text:p text:style-name="P62">ACCEPT — пропустить пакет</text:p>
                </text:list-item>
                <text:list-item>
                  <text:p text:style-name="P62">DROP — отбросить без уведомления</text:p>
                </text:list-item>
                <text:list-item>
                  <text:p text:style-name="P62">REJECT — отбросить с уведомлением</text:p>
                </text:list-item>
                <text:list-item>
                  <text:p text:style-name="P62">QUEUE — отправить в пользовательское пространство</text:p>
                </text:list-item>
                <text:list-item>
                  <text:p text:style-name="P62">RETURN — выйти из текущей цепочки и продолжить в вызывающей</text:p>
                </text:list-item>
              </text:list>
            </text:list-item>
            <text:list-item>
              <text:p text:style-name="P62">Типовые команды iptables</text:p>
              <text:list>
                <text:list-item>
                  <text:p text:style-name="P62"><text:soft-page-break/>Посмотреть правила:</text:p>
                  <text:list>
                    <text:list-item>
                      <text:p text:style-name="P62">sudo iptables -L -v</text:p>
                    </text:list-item>
                    <text:list-item>
                      <text:p text:style-name="P62">sudo iptables -t nat -L -v</text:p>
                    </text:list-item>
                  </text:list>
                </text:list-item>
                <text:list-item>
                  <text:p text:style-name="P62">Добавить правило:</text:p>
                  <text:list>
                    <text:list-item>
                      <text:p text:style-name="P62">sudo iptables -A INPUT -p tcp --dport 22 -j ACCEPT</text:p>
                    </text:list-item>
                  </text:list>
                </text:list-item>
                <text:list-item>
                  <text:p text:style-name="P62">Блокировать весь трафик:</text:p>
                  <text:list>
                    <text:list-item>
                      <text:p text:style-name="P62">sudo iptables -A INPUT -j DROP</text:p>
                    </text:list-item>
                  </text:list>
                </text:list-item>
                <text:list-item>
                  <text:p text:style-name="P62">Удалить правило по номеру:</text:p>
                  <text:list>
                    <text:list-item>
                      <text:p text:style-name="P62">sudo iptables -D INPUT 2</text:p>
                    </text:list-item>
                  </text:list>
                </text:list-item>
                <text:list-item>
                  <text:p text:style-name="P62">Удалить правило по совпадению:</text:p>
                  <text:list>
                    <text:list-item>
                      <text:p text:style-name="P62">sudo iptables -D INPUT -p icmp -j ACCEPT</text:p>
                    </text:list-item>
                  </text:list>
                </text:list-item>
                <text:list-item>
                  <text:p text:style-name="P62">Очистить всю цепочку:</text:p>
                  <text:list>
                    <text:list-item>
                      <text:p text:style-name="P62">sudo iptables -F INPUT</text:p>
                    </text:list-item>
                  </text:list>
                </text:list-item>
                <text:list-item>
                  <text:p text:style-name="P62">Обнулить счётчики пакетов:</text:p>
                  <text:list>
                    <text:list-item>
                      <text:p text:style-name="P62">sudo iptables -Z INPUT</text:p>
                    </text:list-item>
                  </text:list>
                </text:list-item>
                <text:list-item>
                  <text:p text:style-name="P62">Сохранить конфиг:</text:p>
                  <text:list>
                    <text:list-item>
                      <text:p text:style-name="P62">sudo iptables-save &gt; /etc/iptables/rules.v4</text:p>
                    </text:list-item>
                  </text:list>
                </text:list-item>
                <text:list-item>
                  <text:p text:style-name="P62">Восстановить конфиг:</text:p>
                  <text:list>
                    <text:list-item>
                      <text:p text:style-name="P62">sudo iptables-restore &lt; /etc/iptables/rules.v4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13"/></text:p>
      <text:p text:style-name="P10"><text:span text:style-name="T22">8)</text:span><text:span text:style-name="T13"> Подробнее о таблицах iptables</text:span></text:p>
      <text:list text:style-name="L51">
        <text:list-item>
          <text:p text:style-name="P63">filter</text:p>
          <text:list>
            <text:list-item>
              <text:p text:style-name="P63">Главная таблица, отвечает за фильтрацию — все решения о разрешении/блокировке трафика.</text:p>
            </text:list-item>
          </text:list>
        </text:list-item>
        <text:list-item>
          <text:p text:style-name="P74"><text:span text:style-name="T16">n</text:span><text:span text:style-name="T13">at</text:span></text:p>
          <text:list>
            <text:list-item>
              <text:p text:style-name="P63">Для NAT, SNAT, DNAT, PAT, Port Forwarding.</text:p>
            </text:list-item>
            <text:list-item>
              <text:p text:style-name="P63">Изменяет source и destination адреса пакетов.</text:p>
            </text:list-item>
          </text:list>
        </text:list-item>
        <text:list-item>
          <text:p text:style-name="P74"><text:span text:style-name="T16">m</text:span><text:span text:style-name="T13">angle</text:span></text:p>
          <text:list>
            <text:list-item>
              <text:p text:style-name="P63">Изменяет параметры IP-заголовков: TTL, Type of Service (ToS), маркировка пакетов (QoS).</text:p>
            </text:list-item>
          </text:list>
        </text:list-item>
        <text:list-item>
          <text:p text:style-name="P74"><text:span text:style-name="T16">r</text:span><text:span text:style-name="T13">aw </text:span></text:p>
        </text:list-item>
        <text:list-item>
          <text:p text:style-name="P63">Используется для обхода stateful connection tracking, редко применяется в обычных задачах.</text:p>
        </text:list-item>
      </text:list>
      <text:p text:style-name="P10"><text:span text:style-name="T13"/></text:p>
      <text:p text:style-name="P10"><text:span text:style-name="T22">9) </text:span><text:span text:style-name="T13">Типы NAT и их применение</text:span></text:p>
      <text:list text:style-name="L52">
        <text:list-item>
          <text:p text:style-name="P64">Static NAT</text:p>
          <text:list>
            <text:list-item>
              <text:p text:style-name="P64">однозначное сопоставление внутреннего и внешнего адреса (1:1).</text:p>
            </text:list-item>
          </text:list>
        </text:list-item>
        <text:list-item>
          <text:p text:style-name="P64">Dynamic NAT</text:p>
          <text:list>
            <text:list-item>
              <text:p text:style-name="P64">из пула выделяется первый свободный внешний адрес, когда это нужно.</text:p>
            </text:list-item>
          </text:list>
        </text:list-item>
        <text:list-item>
          <text:p text:style-name="P64">PAT (Port Address Translation / masquerading)</text:p>
          <text:list>
            <text:list-item>
              <text:p text:style-name="P64">все внутренние IP адреса преобразуются в один внешний адрес, но с разными портами. Это основной способ выхода в интернет через домашний роутер.</text:p>
            </text:list-item>
          </text:list>
        </text:list-item>
        <text:list-item>
          <text:p text:style-name="P64"><text:soft-page-break/>SNAT</text:p>
          <text:list>
            <text:list-item>
              <text:p text:style-name="P64">изменяет source address (часто для выхода в интернет).</text:p>
            </text:list-item>
            <text:list-item>
              <text:p text:style-name="P64">DNAT — изменяет destination address (перенаправление извне на внутренний сервер).</text:p>
            </text:list-item>
          </text:list>
        </text:list-item>
        <text:list-item>
          <text:p text:style-name="P64">Port forwarding</text:p>
          <text:list>
            <text:list-item>
              <text:p text:style-name="P64">разновидность DNAT, когда один внешний порт переадресуется на конкретный внутренний хост и порт.</text:p>
            </text:list-item>
          </text:list>
        </text:list-item>
      </text:list>
      <text:p text:style-name="P10"><text:span text:style-name="T13"/></text:p>
      <text:p text:style-name="P10"><text:span text:style-name="T22">10) </text:span><text:span text:style-name="T13">Конфигурирование NAT/PAT через iptables</text:span></text:p>
      <text:list text:style-name="L53">
        <text:list-item>
          <text:p text:style-name="P65">PAT (маскарадинг, наиболее частый для интернет-шлюза)</text:p>
          <text:list>
            <text:list-item>
              <text:p text:style-name="P65">sudo iptables -t nat -A POSTROUTING -o eth0 -j MASQUERADE</text:p>
            </text:list-item>
            <text:list-item>
              <text:p text:style-name="P65">Всё, что выходит через eth0, будет преобразовано к IP-адресу этого интерфейса и подходящему свободному порту.</text:p>
            </text:list-item>
          </text:list>
        </text:list-item>
        <text:list-item>
          <text:p text:style-name="P65">SNAT</text:p>
          <text:list>
            <text:list-item>
              <text:p text:style-name="P65">sudo iptables -t nat -A POSTROUTING -s 10.0.0.0/16 -j SNAT --to-source 192.168.1.105</text:p>
            </text:list-item>
            <text:list-item>
              <text:p text:style-name="P65">Трафик из внутренней сети 10.0.0.0/16 получит указанный внешний IP-адрес.</text:p>
            </text:list-item>
          </text:list>
        </text:list-item>
        <text:list-item>
          <text:p text:style-name="P65">DNAT (port forwarding)</text:p>
          <text:list>
            <text:list-item>
              <text:p text:style-name="P65">sudo iptables -t nat -A PREROUTING -i eth0 -p tcp --dport 80 -j DNAT --to-destination 10.0.1.100:8080</text:p>
            </text:list-item>
            <text:list-item>
              <text:p text:style-name="P65">sudo iptables -A FORWARD -p tcp -d 10.0.1.100 --dport 8080 -j ACCEPT</text:p>
            </text:list-item>
            <text:list-item>
              <text:p text:style-name="P65">Внешний запрос на порт 80 будет отправлен на порт 8080 внутреннего хоста.</text:p>
            </text:list-item>
          </text:list>
        </text:list-item>
      </text:list>
      <text:p text:style-name="P10"><text:span text:style-name="T13"/></text:p>
      <text:p text:style-name="P10"><text:span text:style-name="T22">11) </text:span><text:span text:style-name="T13">Особенности transparent firewall</text:span></text:p>
      <text:list text:style-name="L54">
        <text:list-item>
          <text:p text:style-name="P66">Используется между двумя bridge-интерфейсами.</text:p>
        </text:list-item>
        <text:list-item>
          <text:p text:style-name="P66">Не изменяет заголовки IP-пакетов, не требует изменения маршрутов на конечных устройствах.</text:p>
        </text:list-item>
        <text:list-item>
          <text:p text:style-name="P66">Подходит для скрытого контроля и фильтрации, когда нельзя менять схему сети.</text:p>
        </text:list-item>
      </text:list>
      <text:p text:style-name="P10"><text:span text:style-name="T13"/></text:p>
      <text:p text:style-name="P10"><text:span text:style-name="T22">12)</text:span><text:span text:style-name="T13"> Советы по безопасности и эксплуатации</text:span></text:p>
      <text:list text:style-name="L55">
        <text:list-item>
          <text:p text:style-name="P67">Правила iptables должны быть максимально специфичными:</text:p>
          <text:list>
            <text:list-item>
              <text:p text:style-name="P67">указывай только нужные адреса и порты.</text:p>
            </text:list-item>
          </text:list>
        </text:list-item>
        <text:list-item>
          <text:p text:style-name="P67">Проверяй порядок правил</text:p>
          <text:list>
            <text:list-item>
              <text:p text:style-name="P67">самые специфичные правила ставь выше.</text:p>
            </text:list-item>
          </text:list>
        </text:list-item>
        <text:list-item>
          <text:p text:style-name="P67">Всегда тестируй новые правила, чтобы не заблокировать себя (особенно при удалённом доступе).</text:p>
        </text:list-item>
        <text:list-item>
          <text:p text:style-name="P67">После отладки сохраняй рабочий конфиг и делай резервную копию.</text:p>
        </text:list-item>
      </text:list>
      <text:p text:style-name="P10"><text:span text:style-name="T13"/></text:p>
      <text:p text:style-name="P10"><text:span text:style-name="T22">13)</text:span><text:span text:style-name="T13"> Итоги</text:span></text:p>
      <text:list text:style-name="L56">
        <text:list-item>
          <text:p text:style-name="P68">Фаервол — это не только фильтрация, но и запись, анализ, защита, NAT и балансировка.</text:p>
        </text:list-item>
        <text:list-item>
          <text:p text:style-name="P68"><text:soft-page-break/>В Linux основной инструмент — iptables/netfilter, с поддержкой фильтрации и NAT на всех уровнях.</text:p>
        </text:list-item>
        <text:list-item>
          <text:p text:style-name="P68">Правильная настройка и документация firewall — залог безопасности и управляемости сети.</text:p>
        </text:list-item>
      </text:list>
      <text:p text:style-name="P10"><text:span text:style-name="T13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Helvetica Neue', Helvetica, Arial, sans-serif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8T15:15:42.309635704</dc:date>
    <meta:editing-duration>PT6M25S</meta:editing-duration>
    <meta:editing-cycles>3</meta:editing-cycles>
    <meta:generator>LibreOffice/24.2.7.2$Linux_X86_64 LibreOffice_project/420$Build-2</meta:generator>
    <meta:document-statistic meta:table-count="12" meta:image-count="0" meta:object-count="0" meta:page-count="19" meta:paragraph-count="633" meta:word-count="3669" meta:character-count="25145" meta:non-whitespace-character-count="22203"/>
  </office:meta>
</office:document-meta>
</file>